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9.976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value-type" style:repeat-content="false" fo:background-color="transparent"/>
      <style:paragraph-properties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b2b2b2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Key</text:p>
          </table:table-cell>
          <table:table-cell table:style-name="ce1" office:value-type="string">
            <text:p>Actio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init0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rminit1</text:p>
          </table:table-cell>
          <table:table-cell office:value-type="string">
            <text:p>pl_MOVE:y10</text:p>
          </table:table-cell>
          <table:table-cell table:number-columns-repeated="1022"/>
        </table:table-row>
        <table:table-row table:style-name="ro1">
          <table:table-cell office:value-type="string">
            <text:p>farminit2</text:p>
          </table:table-cell>
          <table:table-cell office:value-type="string">
            <text:p>_CUSTOM:PWIDE</text:p>
          </table:table-cell>
          <table:table-cell table:number-columns-repeated="1022"/>
        </table:table-row>
        <table:table-row table:style-name="ro1">
          <table:table-cell office:value-type="string">
            <text:p>farminit3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rminit4</text:p>
          </table:table-cell>
          <table:table-cell office:value-type="string">
            <text:p>_PLANIM:2,0,1000</text:p>
          </table:table-cell>
          <table:table-cell table:number-columns-repeated="1022"/>
        </table:table-row>
        <table:table-row table:style-name="ro1">
          <table:table-cell office:value-type="string">
            <text:p>farminit5</text:p>
          </table:table-cell>
          <table:table-cell office:value-type="string">
            <text:p>_PLANIM:2,1,500</text:p>
          </table:table-cell>
          <table:table-cell table:number-columns-repeated="1022"/>
        </table:table-row>
        <table:table-row table:style-name="ro1">
          <table:table-cell office:value-type="string">
            <text:p>farminit6</text:p>
          </table:table-cell>
          <table:table-cell office:value-type="string">
            <text:p>_PLANIM:2,2,1500</text:p>
          </table:table-cell>
          <table:table-cell table:number-columns-repeated="1022"/>
        </table:table-row>
        <table:table-row table:style-name="ro1">
          <table:table-cell office:value-type="string">
            <text:p>farminit7</text:p>
          </table:table-cell>
          <table:table-cell office:value-type="string">
            <text:p>_PLANIM:2,1,250</text:p>
          </table:table-cell>
          <table:table-cell table:number-columns-repeated="1022"/>
        </table:table-row>
        <table:table-row table:style-name="ro1">
          <table:table-cell office:value-type="string">
            <text:p>farminit8</text:p>
          </table:table-cell>
          <table:table-cell office:value-type="string">
            <text:p>_CUSTOM:PUNWIDE</text:p>
          </table:table-cell>
          <table:table-cell table:number-columns-repeated="1022"/>
        </table:table-row>
        <table:table-row table:style-name="ro1">
          <table:table-cell office:value-type="string">
            <text:p>farminit9</text:p>
          </table:table-cell>
          <table:table-cell office:value-type="string">
            <text:p>pl_MOVE:y11</text:p>
          </table:table-cell>
          <table:table-cell table:number-columns-repeated="1022"/>
        </table:table-row>
        <table:table-row table:style-name="ro1">
          <table:table-cell office:value-type="string">
            <text:p>farminit10</text:p>
          </table:table-cell>
          <table:table-cell office:value-type="string">
            <text:p>_PLANIM:4,0,1500&amp;pl_SETDIR:3</text:p>
          </table:table-cell>
          <table:table-cell table:number-columns-repeated="1022"/>
        </table:table-row>
        <table:table-row table:style-name="ro1">
          <table:table-cell office:value-type="string">
            <text:p>farminit11</text:p>
          </table:table-cell>
          <table:table-cell office:value-type="string">
            <text:p>_TEXT:intro1</text:p>
          </table:table-cell>
          <table:table-cell table:number-columns-repeated="1022"/>
        </table:table-row>
        <table:table-row table:style-name="ro1">
          <table:table-cell office:value-type="string">
            <text:p>farminit12</text:p>
          </table:table-cell>
          <table:table-cell office:value-type="string">
            <text:p>nathanA_ISMOVING:true&amp;nathanA_MOVE:x21</text:p>
          </table:table-cell>
          <table:table-cell table:number-columns-repeated="1022"/>
        </table:table-row>
        <table:table-row table:style-name="ro1">
          <table:table-cell office:value-type="string">
            <text:p>farminit13</text:p>
          </table:table-cell>
          <table:table-cell office:value-type="string">
            <text:p>_TEXT:intro2&amp;nathanA_ANIMSTATE:[2,3,2,8,true]</text:p>
          </table:table-cell>
          <table:table-cell table:number-columns-repeated="1022"/>
        </table:table-row>
        <table:table-row table:style-name="ro1">
          <table:table-cell office:value-type="string">
            <text:p>farminit14</text:p>
          </table:table-cell>
          <table:table-cell office:value-type="string">
            <text:p>_TEXT:intro3</text:p>
          </table:table-cell>
          <table:table-cell table:number-columns-repeated="1022"/>
        </table:table-row>
        <table:table-row table:style-name="ro1">
          <table:table-cell office:value-type="string">
            <text:p>farminit15</text:p>
          </table:table-cell>
          <table:table-cell office:value-type="string">
            <text:p>_CLEARTEXT&amp;nathanA_ANIMSTATE:[2,3,1,0,false]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16</text:p>
          </table:table-cell>
          <table:table-cell office:value-type="string">
            <text:p>pl_SETDIR:2&amp;pl_MOVE:y12</text:p>
          </table:table-cell>
          <table:table-cell table:number-columns-repeated="1022"/>
        </table:table-row>
        <table:table-row table:style-name="ro1">
          <table:table-cell office:value-type="string">
            <text:p>farminit17</text:p>
          </table:table-cell>
          <table:table-cell office:value-type="string">
            <text:p>_PLANIM:4,0,1000</text:p>
          </table:table-cell>
          <table:table-cell table:number-columns-repeated="1022"/>
        </table:table-row>
        <table:table-row table:style-name="ro1">
          <table:table-cell office:value-type="string">
            <text:p>farminit18</text:p>
          </table:table-cell>
          <table:table-cell office:value-type="string">
            <text:p>pl_SETDIR:3&amp;nathanA_ANIMSTATE:[2,4,2,8,true]&amp;_TEXT:intro4</text:p>
          </table:table-cell>
          <table:table-cell table:number-columns-repeated="1022"/>
        </table:table-row>
        <table:table-row table:style-name="ro1">
          <table:table-cell office:value-type="string">
            <text:p>farminit19</text:p>
          </table:table-cell>
          <table:table-cell office:value-type="string">
            <text:p>_TEXT:intro(5-6)</text:p>
          </table:table-cell>
          <table:table-cell table:number-columns-repeated="1022"/>
        </table:table-row>
        <table:table-row table:style-name="ro1">
          <table:table-cell office:value-type="string">
            <text:p>farminit20</text:p>
          </table:table-cell>
          <table:table-cell office:value-type="string">
            <text:p>_CLEARTEXT&amp;nathanA_ANIMSTATE:[2,4,1,8,false]&amp;_PLANIM:4,3,1500</text:p>
          </table:table-cell>
          <table:table-cell table:number-columns-repeated="1022"/>
        </table:table-row>
        <table:table-row table:style-name="ro1">
          <table:table-cell office:value-type="string">
            <text:p>farminit21</text:p>
          </table:table-cell>
          <table:table-cell office:value-type="string">
            <text:p>pl_SETDIR:3&amp;nathanA_ANIMSTATE:[2,4,2,8,true]&amp;_TEXT:intro(7-8)</text:p>
          </table:table-cell>
          <table:table-cell table:number-columns-repeated="1022"/>
        </table:table-row>
        <table:table-row table:style-name="ro1">
          <table:table-cell office:value-type="string">
            <text:p>farminit22</text:p>
          </table:table-cell>
          <table:table-cell office:value-type="string">
            <text:p>_CLEARTEXT&amp;nathanA_ANIMSTATE:[0,2,4,8]&amp;nathanA_MOVE:x24</text:p>
          </table:table-cell>
          <table:table-cell table:number-columns-repeated="1022"/>
        </table:table-row>
        <table:table-row table:style-name="ro1">
          <table:table-cell office:value-type="string">
            <text:p>farminit23</text:p>
          </table:table-cell>
          <table:table-cell office:value-type="string">
            <text:p>_GO2:["producestand",10,5]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stand0</text:p>
          </table:table-cell>
          <table:table-cell table:style-name="ce6" office:value-type="string">
            <text:p>pl_SETDIR:1&amp;hipster_MOVE:x6</text:p>
          </table:table-cell>
          <table:table-cell table:number-columns-repeated="1022"/>
        </table:table-row>
        <table:table-row table:style-name="ro1">
          <table:table-cell office:value-type="string">
            <text:p>pstand1</text:p>
          </table:table-cell>
          <table:table-cell office:value-type="string">
            <text:p>hipster_ISMOVING:false&amp;_SLEEP:500</text:p>
          </table:table-cell>
          <table:table-cell table:number-columns-repeated="1022"/>
        </table:table-row>
        <table:table-row table:style-name="ro1">
          <table:table-cell office:value-type="string">
            <text:p>pstand2</text:p>
          </table:table-cell>
          <table:table-cell office:value-type="string">
            <text:p>hipster_ANIMSTATE:[2,3,2,8,true]&amp;_TEXT:intro9</text:p>
          </table:table-cell>
          <table:table-cell table:number-columns-repeated="1022"/>
        </table:table-row>
        <table:table-row table:style-name="ro1">
          <table:table-cell office:value-type="string">
            <text:p>pstand3</text:p>
          </table:table-cell>
          <table:table-cell office:value-type="string">
            <text:p>bike_VISIBLE:true&amp;hipster_ANIMSTATE:[0,1,4,-1,true]&amp;_CUSTOM:HIPMOV</text:p>
          </table:table-cell>
          <table:table-cell table:number-columns-repeated="1022"/>
        </table:table-row>
        <table:table-row table:style-name="ro1">
          <table:table-cell office:value-type="string">
            <text:p>pstand4</text:p>
          </table:table-cell>
          <table:table-cell office:value-type="string">
            <text:p>hipster_ANIMSTATE:[0,3,2,8]&amp;_TEXT:intro10</text:p>
          </table:table-cell>
          <table:table-cell table:number-columns-repeated="1022"/>
        </table:table-row>
        <table:table-row table:style-name="ro1">
          <table:table-cell office:value-type="string">
            <text:p>pstand5</text:p>
          </table:table-cell>
          <table:table-cell office:value-type="string">
            <text:p>hipster_ANIMSTATE:[0,2,4,8,false]&amp;_TEXT:intro11</text:p>
          </table:table-cell>
          <table:table-cell table:number-columns-repeated="1022"/>
        </table:table-row>
        <table:table-row table:style-name="ro1">
          <table:table-cell office:value-type="string">
            <text:p>pstand6</text:p>
          </table:table-cell>
          <table:table-cell office:value-type="string">
            <text:p>hipster_ISMOVING:true&amp;_TEXT:intro(12-13)</text:p>
          </table:table-cell>
          <table:table-cell table:number-columns-repeated="1022"/>
        </table:table-row>
        <table:table-row table:style-name="ro1">
          <table:table-cell office:value-type="string">
            <text:p>pstand7</text:p>
          </table:table-cell>
          <table:table-cell office:value-type="string">
            <text:p>hipster_ISMOVING:false&amp;_TEXT:intro14</text:p>
          </table:table-cell>
          <table:table-cell table:number-columns-repeated="1022"/>
        </table:table-row>
        <table:table-row table:style-name="ro1">
          <table:table-cell office:value-type="string">
            <text:p>pstand8</text:p>
          </table:table-cell>
          <table:table-cell office:value-type="string">
            <text:p>hipster_ANIMSTATE:[0,3,2,8,true]&amp;_TEXT:intro(15-19)</text:p>
          </table:table-cell>
          <table:table-cell table:number-columns-repeated="1022"/>
        </table:table-row>
        <table:table-row table:style-name="ro1">
          <table:table-cell office:value-type="string">
            <text:p>pstand9</text:p>
          </table:table-cell>
          <table:table-cell office:value-type="string">
            <text:p>hipster_ISMOVING:false&amp;_TEXT:intro20</text:p>
          </table:table-cell>
          <table:table-cell table:number-columns-repeated="1022"/>
        </table:table-row>
        <table:table-row table:style-name="ro1">
          <table:table-cell office:value-type="string">
            <text:p>pstand10</text:p>
          </table:table-cell>
          <table:table-cell office:value-type="string">
            <text:p>hipster_ISMOVING:true&amp;_TEXT:intro(21-22)</text:p>
          </table:table-cell>
          <table:table-cell table:number-columns-repeated="1022"/>
        </table:table-row>
        <table:table-row table:style-name="ro1">
          <table:table-cell office:value-type="string">
            <text:p>pstand11</text:p>
          </table:table-cell>
          <table:table-cell office:value-type="string">
            <text:p>_CLEARTEXT&amp;hipster_ANIMSTATE:[0,4,4,-1]&amp;_CUSTOM:HIPMOV2</text:p>
          </table:table-cell>
          <table:table-cell table:number-columns-repeated="1022"/>
        </table:table-row>
        <table:table-row table:style-name="ro1">
          <table:table-cell office:value-type="string">
            <text:p>pstand12</text:p>
          </table:table-cell>
          <table:table-cell office:value-type="string">
            <text:p>hipster_ANIMSTATE:[0,0,2,-1]&amp;bike_VISIBLE:false&amp;hipster_MOVE:x10</text:p>
          </table:table-cell>
          <table:table-cell table:number-columns-repeated="1022"/>
        </table:table-row>
        <table:table-row table:style-name="ro1">
          <table:table-cell office:value-type="string">
            <text:p>pstand13</text:p>
          </table:table-cell>
          <table:table-cell office:value-type="string">
            <text:p>pl_SETDIR:0&amp;convince_VISIBLE:true&amp;hipster_MOVE:x12</text:p>
          </table:table-cell>
          <table:table-cell table:number-columns-repeated="1022"/>
        </table:table-row>
        <table:table-row table:style-name="ro1">
          <table:table-cell office:value-type="string">
            <text:p>pstand14</text:p>
          </table:table-cell>
          <table:table-cell office:value-type="string">
            <text:p>pl_SETDIR:3&amp;hipster_MOVE:x20</text:p>
          </table:table-cell>
          <table:table-cell table:number-columns-repeated="1022"/>
        </table:table-row>
        <table:table-row table:style-name="ro1">
          <table:table-cell office:value-type="string">
            <text:p>pstand15</text:p>
          </table:table-cell>
          <table:table-cell office:value-type="string">
            <text:p>pl_SETDIR:0&amp;_TEXT:intro23</text:p>
          </table:table-cell>
          <table:table-cell table:number-columns-repeated="1022"/>
        </table:table-row>
        <table:table-row table:style-name="ro1">
          <table:table-cell office:value-type="string">
            <text:p>pstand16</text:p>
          </table:table-cell>
          <table:table-cell office:value-type="string">
            <text:p>_CLEARTARGET&amp;hipster_SETTARGET&amp;_CUSTOM:TUTORI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Tut0</text:p>
          </table:table-cell>
          <table:table-cell office:value-type="string">
            <text:p>_CUSTOM:LEAVETUTORIAL&amp;_CLEARTARGET&amp;_CUSTOM:FINISHTUTORIALATSTART&amp;_TEXT:Pb0.0</text:p>
          </table:table-cell>
          <table:table-cell table:number-columns-repeated="1022"/>
        </table:table-row>
        <table:table-row table:style-name="ro1">
          <table:table-cell office:value-type="string">
            <text:p>finTut1</text:p>
          </table:table-cell>
          <table:table-cell office:value-type="string">
            <text:p>_TEXT:Pb0.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Tutoria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tBuddy0</text:p>
          </table:table-cell>
          <table:table-cell table:style-name="ce7" office:value-type="string">
            <text:p>_TEXT:wantTut,sYes,sNo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1</text:p>
          </table:table-cell>
          <table:table-cell table:style-name="ce7" office:value-type="string">
            <text:p>?[{"q":"d==0","v":3},{"q":"d===1","v":2}]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2</text:p>
          </table:table-cell>
          <table:table-cell table:style-name="ce7" office:value-type="string">
            <text:p>_TEXT:noTut&amp;_END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3</text:p>
          </table:table-cell>
          <table:table-cell office:value-type="string">
            <text:p>_CUSTOM:TUTORIAL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Standalone Tutorial</text:p>
          </table:table-cell>
          <table:table-cell table:style-name="ce5" table:number-columns-repeated="1022"/>
        </table:table-row>
        <table:table-row table:style-name="ro1">
          <table:table-cell table:style-name="ce4" office:value-type="string">
            <text:p>finStTut0</text:p>
          </table:table-cell>
          <table:table-cell office:value-type="string">
            <text:p>_CUSTOM:LEAVETUTORIAL&amp;_CUSTOM:FINISHTUTORIALSTANDALONE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Trying to head to Town before going to Farm</text:p>
          </table:table-cell>
          <table:table-cell table:style-name="ce5" table:number-columns-repeated="1022"/>
        </table:table-row>
        <table:table-row table:style-name="ro1">
          <table:table-cell table:style-name="ce4" office:value-type="string">
            <text:p>farmFirst0</text:p>
          </table:table-cell>
          <table:table-cell office:value-type="string">
            <text:p>?[{"q":"player.completedQuest('bigBot')","v":1},{"q":"true","v":2}]</text:p>
          </table:table-cell>
          <table:table-cell table:style-name="ce9" table:number-columns-repeated="1022"/>
        </table:table-row>
        <table:table-row table:style-name="ro1">
          <table:table-cell office:value-type="string">
            <text:p>farmFirst1</text:p>
          </table:table-cell>
          <table:table-cell office:value-type="string">
            <text:p>_GO2:["firstvillage",21,1]&amp;_END</text:p>
          </table:table-cell>
          <table:table-cell table:style-name="ce9" table:number-columns-repeated="1022"/>
        </table:table-row>
        <table:table-row table:style-name="ro1">
          <table:table-cell table:style-name="ce4" office:value-type="string">
            <text:p>farmFirst2</text:p>
          </table:table-cell>
          <table:table-cell office:value-type="string">
            <text:p>_TEXT:farmFirst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Egg Fai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ggfairy0</text:p>
          </table:table-cell>
          <table:table-cell office:value-type="string">
            <text:p>?[{"q":"player.completedQuest('badEgg')","v":1},{"q":"player.completedQuest('goodEgg')","v":2},{"q":"player.hasItem('egg')","v":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ggfairy1</text:p>
          </table:table-cell>
          <table:table-cell office:value-type="string">
            <text:p>_TEXT:ba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2</text:p>
          </table:table-cell>
          <table:table-cell office:value-type="string">
            <text:p>_TEXT:goo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3</text:p>
          </table:table-cell>
          <table:table-cell office:value-type="string">
            <text:p>_TEXT:lakenoegg&amp;_END</text:p>
          </table:table-cell>
          <table:table-cell table:number-columns-repeated="1022"/>
        </table:table-row>
        <table:table-row table:style-name="ro1">
          <table:table-cell office:value-type="string">
            <text:p>eggfairy4</text:p>
          </table:table-cell>
          <table:table-cell office:value-type="string">
            <text:p>_TEXT:lakeegg,sYes,sNo</text:p>
          </table:table-cell>
          <table:table-cell table:number-columns-repeated="1022"/>
        </table:table-row>
        <table:table-row table:style-name="ro1">
          <table:table-cell office:value-type="string">
            <text:p>eggfairy5</text:p>
          </table:table-cell>
          <table:table-cell office:value-type="string">
            <text:p>?[{"q":"d==0","v":7},{"q":"d===1","v":6}]</text:p>
          </table:table-cell>
          <table:table-cell table:number-columns-repeated="1022"/>
        </table:table-row>
        <table:table-row table:style-name="ro1">
          <table:table-cell office:value-type="string">
            <text:p>eggfairy6</text:p>
          </table:table-cell>
          <table:table-cell office:value-type="string">
            <text:p>_TEXT:lakeegg.reject&amp;_END</text:p>
          </table:table-cell>
          <table:table-cell table:number-columns-repeated="1022"/>
        </table:table-row>
        <table:table-row table:style-name="ro1">
          <table:table-cell office:value-type="string">
            <text:p>eggfairy7</text:p>
          </table:table-cell>
          <table:table-cell office:value-type="string">
            <text:p>_TEXT:lakeegg.okay&amp;_TAKE:egg,1</text:p>
          </table:table-cell>
          <table:table-cell table:number-columns-repeated="1022"/>
        </table:table-row>
        <table:table-row table:style-name="ro1">
          <table:table-cell office:value-type="string">
            <text:p>eggfairy8</text:p>
          </table:table-cell>
          <table:table-cell office:value-type="string">
            <text:p>_TEXT:dotdotdot</text:p>
          </table:table-cell>
          <table:table-cell table:number-columns-repeated="1022"/>
        </table:table-row>
        <table:table-row table:style-name="ro1">
          <table:table-cell office:value-type="string">
            <text:p>eggfairy9</text:p>
          </table:table-cell>
          <table:table-cell office:value-type="string">
            <text:p>eggFairy_VISIBLE:true&amp;_TEXT:lakeegg(1-2)</text:p>
          </table:table-cell>
          <table:table-cell table:number-columns-repeated="1022"/>
        </table:table-row>
        <table:table-row table:style-name="ro1">
          <table:table-cell office:value-type="string">
            <text:p>eggfairy10</text:p>
          </table:table-cell>
          <table:table-cell office:value-type="string">
            <text:p>_TEXT:lakeegg3,sYes,sNo</text:p>
          </table:table-cell>
          <table:table-cell table:number-columns-repeated="1022"/>
        </table:table-row>
        <table:table-row table:style-name="ro1">
          <table:table-cell office:value-type="string">
            <text:p>eggfairy11</text:p>
          </table:table-cell>
          <table:table-cell office:value-type="string">
            <text:p>?[{"q":"d===0","v":12},{"q":"d===1","v":14}]</text:p>
          </table:table-cell>
          <table:table-cell table:number-columns-repeated="1022"/>
        </table:table-row>
        <table:table-row table:style-name="ro1">
          <table:table-cell office:value-type="string">
            <text:p>eggfairy12</text:p>
          </table:table-cell>
          <table:table-cell office:value-type="string">
            <text:p>_TEXT:lakeeggLie&amp;eggFairy_SHIFTY:2&amp;_TAKE:egg,999&amp;_TAKE:quail,999&amp;_TAKE:goose,999&amp;_TAKE:turkey,999&amp;_TAKE:platypus,999</text:p>
          </table:table-cell>
          <table:table-cell table:number-columns-repeated="1022"/>
        </table:table-row>
        <table:table-row table:style-name="ro1">
          <table:table-cell office:value-type="string">
            <text:p>eggfairy13</text:p>
          </table:table-cell>
          <table:table-cell office:value-type="string">
            <text:p>_TEXT:lakeFinish&amp;eggFairy_VISIBLE:false&amp;_COMPLETEQUEST:badEgg&amp;_END</text:p>
          </table:table-cell>
          <table:table-cell table:number-columns-repeated="1022"/>
        </table:table-row>
        <table:table-row table:style-name="ro1">
          <table:table-cell office:value-type="string">
            <text:p>eggfairy14</text:p>
          </table:table-cell>
          <table:table-cell office:value-type="string">
            <text:p>_TEXT:lakeeggTruth&amp;eggFairy_SHIFTY:1&amp;_GIVE:egg,1&amp;_GIVE:goldegg,1</text:p>
          </table:table-cell>
          <table:table-cell table:number-columns-repeated="1022"/>
        </table:table-row>
        <table:table-row table:style-name="ro1">
          <table:table-cell office:value-type="string">
            <text:p>eggfairy15</text:p>
          </table:table-cell>
          <table:table-cell office:value-type="string">
            <text:p>_TEXT:lakeFinish&amp;eggFairy_VISIBLE:false&amp;_COMPLETEQUEST:good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First Boss (Big Bo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igBot0</text:p>
          </table:table-cell>
          <table:table-cell office:value-type="string">
            <text:p>_TEXT:B1.(0-4)</text:p>
          </table:table-cell>
          <table:table-cell table:number-columns-repeated="1022"/>
        </table:table-row>
        <table:table-row table:style-name="ro1">
          <table:table-cell office:value-type="string">
            <text:p>bigBot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L0</text:p>
          </table:table-cell>
          <table:table-cell office:value-type="string">
            <text:p>_TEXT:B1.5</text:p>
          </table:table-cell>
          <table:table-cell table:number-columns-repeated="1022"/>
        </table:table-row>
        <table:table-row table:style-name="ro1">
          <table:table-cell office:value-type="string">
            <text:p>bigBotL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W0</text:p>
          </table:table-cell>
          <table:table-cell office:value-type="string">
            <text:p>_COMPLETEQUEST:bigBot&amp;_TEXT:Pb1.(0-1)</text:p>
          </table:table-cell>
          <table:table-cell table:number-columns-repeated="1022"/>
        </table:table-row>
        <table:table-row table:style-name="ro1">
          <table:table-cell office:value-type="string">
            <text:p>bigBotW1</text:p>
          </table:table-cell>
          <table:table-cell office:value-type="string">
            <text:p>_TEXT:Pb1.2,Pb1.2a,Pb1.2b</text:p>
          </table:table-cell>
          <table:table-cell table:number-columns-repeated="1022"/>
        </table:table-row>
        <table:table-row table:style-name="ro1">
          <table:table-cell office:value-type="string">
            <text:p>bigBotW2</text:p>
          </table:table-cell>
          <table:table-cell office:value-type="string">
            <text:p>?[{"q":"d===0","v":3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bigBotW3</text:p>
          </table:table-cell>
          <table:table-cell office:value-type="string">
            <text:p>_TEXT:Pb1.2a0&amp;_SETSTATE:5&amp;_GIVE:beet,10&amp;_GIVE:banana,5&amp;_GIVE:spinach,5&amp;_GIVE:rhubarb,2&amp;_GIVE:ginger,10</text:p>
          </table:table-cell>
          <table:table-cell table:number-columns-repeated="1022"/>
        </table:table-row>
        <table:table-row table:style-name="ro1">
          <table:table-cell office:value-type="string">
            <text:p>bigBotW4</text:p>
          </table:table-cell>
          <table:table-cell office:value-type="string">
            <text:p>_TEXT:Pb1.2b0&amp;_GIVE:~modulator,1</text:p>
          </table:table-cell>
          <table:table-cell table:number-columns-repeated="1022"/>
        </table:table-row>
        <table:table-row table:style-name="ro1">
          <table:table-cell office:value-type="string">
            <text:p>bigBotW5</text:p>
          </table:table-cell>
          <table:table-cell office:value-type="string">
            <text:p>_TEXT:Pb1.(3-5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Standard Enem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nemy0</text:p>
          </table:table-cell>
          <table:table-cell office:value-type="string">
            <text:p>_CUSTOM:ENEMY0</text:p>
          </table:table-cell>
          <table:table-cell table:number-columns-repeated="1022"/>
        </table:table-row>
        <table:table-row table:style-name="ro1">
          <table:table-cell office:value-type="string">
            <text:p>enemy1</text:p>
          </table:table-cell>
          <table:table-cell office:value-type="string">
            <text:p>_CUSTOM:ENEMY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Hive0</text:p>
          </table:table-cell>
          <table:table-cell office:value-type="string">
            <text:p>targ_VISIBLE:false&amp;_TEXT:hiveGet&amp;_GIVE:~beehive,1&amp;_GIVE:beeB,5</text:p>
          </table:table-cell>
          <table:table-cell table:number-columns-repeated="1022"/>
        </table:table-row>
        <table:table-row table:style-name="ro1">
          <table:table-cell office:value-type="string">
            <text:p>FarmHive1</text:p>
          </table:table-cell>
          <table:table-cell office:value-type="string">
            <text:p>_CUSTOM:BEEGUARDIANAPPEAR&amp;_TEXT:FarmHive(0-3)</text:p>
          </table:table-cell>
          <table:table-cell table:number-columns-repeated="1022"/>
        </table:table-row>
        <table:table-row table:style-name="ro1">
          <table:table-cell office:value-type="string">
            <text:p>FarmHive2</text:p>
          </table:table-cell>
          <table:table-cell office:value-type="string">
            <text:p>_TEXT:FarmHive4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Optional Boss (Turkey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rky0</text:p>
          </table:table-cell>
          <table:table-cell office:value-type="string">
            <text:p>_TEXT:bossturky(0-1)</text:p>
          </table:table-cell>
          <table:table-cell table:number-columns-repeated="1022"/>
        </table:table-row>
        <table:table-row table:style-name="ro1">
          <table:table-cell office:value-type="string">
            <text:p>turky1</text:p>
          </table:table-cell>
          <table:table-cell office:value-type="string">
            <text:p>_FIGHT:bossturky,turky,turk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restHive0</text:p>
          </table:table-cell>
          <table:table-cell office:value-type="string">
            <text:p>targ_VISIBLE:false&amp;_TEXT:hiveGet&amp;_GIVE:~beehive,1&amp;_GIVE:beeB,5</text:p>
          </table:table-cell>
          <table:table-cell table:number-columns-repeated="1022"/>
        </table:table-row>
        <table:table-row table:style-name="ro1">
          <table:table-cell office:value-type="string">
            <text:p>ForestHive1</text:p>
          </table:table-cell>
          <table:table-cell office:value-type="string">
            <text:p>_TEXT:ForestHive(0-1)</text:p>
          </table:table-cell>
          <table:table-cell table:number-columns-repeated="1022"/>
        </table:table-row>
        <table:table-row table:style-name="ro1">
          <table:table-cell office:value-type="string">
            <text:p>ForestHive2</text:p>
          </table:table-cell>
          <table:table-cell office:value-type="string">
            <text:p>pl_SETDIR:2&amp;_TEXT:ForestHive2</text:p>
          </table:table-cell>
          <table:table-cell table:number-columns-repeated="1022"/>
        </table:table-row>
        <table:table-row table:style-name="ro1">
          <table:table-cell office:value-type="string">
            <text:p>ForestHive3</text:p>
          </table:table-cell>
          <table:table-cell office:value-type="string">
            <text:p>_FIGHT:bea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ad Influence Rabbi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bbit0</text:p>
          </table:table-cell>
          <table:table-cell office:value-type="string">
            <text:p>?[{"q":"player.completedQuest('rabbitShit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rabbit1</text:p>
          </table:table-cell>
          <table:table-cell office:value-type="string">
            <text:p>_TEXT:rabbitOut&amp;_END</text:p>
          </table:table-cell>
          <table:table-cell table:number-columns-repeated="1022"/>
        </table:table-row>
        <table:table-row table:style-name="ro1">
          <table:table-cell office:value-type="string">
            <text:p>rabbit2</text:p>
          </table:table-cell>
          <table:table-cell office:value-type="string">
            <text:p>_TEXT:rabbit0</text:p>
          </table:table-cell>
          <table:table-cell table:number-columns-repeated="1022"/>
        </table:table-row>
        <table:table-row table:style-name="ro1">
          <table:table-cell office:value-type="string">
            <text:p>rabbit3</text:p>
          </table:table-cell>
          <table:table-cell office:value-type="string">
            <text:p>_TEXT:rabbit1,buyfertilizer,sNo</text:p>
          </table:table-cell>
          <table:table-cell table:number-columns-repeated="1022"/>
        </table:table-row>
        <table:table-row table:style-name="ro1">
          <table:table-cell office:value-type="string">
            <text:p>rabbit4</text:p>
          </table:table-cell>
          <table:table-cell office:value-type="string">
            <text:p>?[{"q":"d===1","v":5},{"q":"player.monies &lt; 500","v":6},{"q":"d===0","v":7}]</text:p>
          </table:table-cell>
          <table:table-cell table:number-columns-repeated="1022"/>
        </table:table-row>
        <table:table-row table:style-name="ro1">
          <table:table-cell office:value-type="string">
            <text:p>rabbit5</text:p>
          </table:table-cell>
          <table:table-cell office:value-type="string">
            <text:p>_TEXT:rabbit2&amp;_END</text:p>
          </table:table-cell>
          <table:table-cell table:number-columns-repeated="1022"/>
        </table:table-row>
        <table:table-row table:style-name="ro1">
          <table:table-cell office:value-type="string">
            <text:p>rabbit6</text:p>
          </table:table-cell>
          <table:table-cell office:value-type="string">
            <text:p>_TEXT:rabbit3&amp;_END</text:p>
          </table:table-cell>
          <table:table-cell table:number-columns-repeated="1022"/>
        </table:table-row>
        <table:table-row table:style-name="ro1">
          <table:table-cell office:value-type="string">
            <text:p>rabbit7</text:p>
          </table:table-cell>
          <table:table-cell office:value-type="string">
            <text:p>_MONEY:-500&amp;_GIVE:~strongsoil&amp;_COMPLETEQUEST:rabbitShit&amp;_TEXT:rabbit(4-7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Sad Fish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adfish0</text:p>
          </table:table-cell>
          <table:table-cell office:value-type="string">
            <text:p>?[{"q":"player.completedQuest('fishyTalk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sadfish1</text:p>
          </table:table-cell>
          <table:table-cell office:value-type="string">
            <text:p>targ_VISIBLE:true&amp;_TEXT:fishyFriend(0-1)</text:p>
          </table:table-cell>
          <table:table-cell table:number-columns-repeated="1022"/>
        </table:table-row>
        <table:table-row table:style-name="ro1">
          <table:table-cell office:value-type="string">
            <text:p>sadfish2</text:p>
          </table:table-cell>
          <table:table-cell office:value-type="string">
            <text:p>_COMPLETEQUEST:fishyTalk&amp;_TEXT:fishyFriend2&amp;_SETSTATE:4</text:p>
          </table:table-cell>
          <table:table-cell table:number-columns-repeated="1022"/>
        </table:table-row>
        <table:table-row table:style-name="ro1">
          <table:table-cell office:value-type="string">
            <text:p>sadfish3</text:p>
          </table:table-cell>
          <table:table-cell office:value-type="string">
            <text:p>targ_VISIBLE:true&amp;_TEXT:fishyFriendX</text:p>
          </table:table-cell>
          <table:table-cell table:number-columns-repeated="1022"/>
        </table:table-row>
        <table:table-row table:style-name="ro1">
          <table:table-cell office:value-type="string">
            <text:p>sadfish4</text:p>
          </table:table-cell>
          <table:table-cell office:value-type="string">
            <text:p>targ_VISIBLE:false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Lim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lime0</text:p>
          </table:table-cell>
          <table:table-cell office:value-type="string">
            <text:p>?[{"q":"player.completedQuest('limeAndTheCoconut')","v":3},{"q":"player.hasQuest('limeAndTheCoconut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lime1</text:p>
          </table:table-cell>
          <table:table-cell office:value-type="string">
            <text:p>_STARTQUEST:limeAndTheCoconut&amp;_TEXT:lime(0-2)</text:p>
          </table:table-cell>
          <table:table-cell table:number-columns-repeated="1022"/>
        </table:table-row>
        <table:table-row table:style-name="ro1">
          <table:table-cell office:value-type="string">
            <text:p>lime2</text:p>
          </table:table-cell>
          <table:table-cell office:value-type="string">
            <text:p>_TEXT:lime3&amp;_END</text:p>
          </table:table-cell>
          <table:table-cell table:number-columns-repeated="1022"/>
        </table:table-row>
        <table:table-row table:style-name="ro1">
          <table:table-cell office:value-type="string">
            <text:p>lime3</text:p>
          </table:table-cell>
          <table:table-cell office:value-type="string">
            <text:p>_TEXT:lime.complete&amp;_END</text:p>
          </table:table-cell>
          <table:table-cell table:number-columns-repeated="1022"/>
        </table:table-row>
        <table:table-row table:style-name="ro1">
          <table:table-cell office:value-type="string">
            <text:p>lime4</text:p>
          </table:table-cell>
          <table:table-cell office:value-type="string">
            <text:p>_CUSTOM:LIMESTART</text:p>
          </table:table-cell>
          <table:table-cell table:number-columns-repeated="1022"/>
        </table:table-row>
        <table:table-row table:style-name="ro1">
          <table:table-cell office:value-type="string">
            <text:p>lime5</text:p>
          </table:table-cell>
          <table:table-cell office:value-type="string">
            <text:p>??LIMENEXT</text:p>
          </table:table-cell>
          <table:table-cell table:number-columns-repeated="1022"/>
        </table:table-row>
        <table:table-row table:style-name="ro1">
          <table:table-cell office:value-type="string">
            <text:p>lime6</text:p>
          </table:table-cell>
          <table:table-cell office:value-type="string">
            <text:p>_TEXT:lime.lemon2</text:p>
          </table:table-cell>
          <table:table-cell table:number-columns-repeated="1022"/>
        </table:table-row>
        <table:table-row table:style-name="ro1">
          <table:table-cell office:value-type="string">
            <text:p>lime7</text:p>
          </table:table-cell>
          <table:table-cell office:value-type="string">
            <text:p>_TEXT:lime.lemon3&amp;_END</text:p>
          </table:table-cell>
          <table:table-cell table:number-columns-repeated="1022"/>
        </table:table-row>
        <table:table-row table:style-name="ro1">
          <table:table-cell office:value-type="string">
            <text:p>lime8</text:p>
          </table:table-cell>
          <table:table-cell office:value-type="string">
            <text:p>_TEXT:lime.banana2</text:p>
          </table:table-cell>
          <table:table-cell table:number-columns-repeated="1022"/>
        </table:table-row>
        <table:table-row table:style-name="ro1">
          <table:table-cell office:value-type="string">
            <text:p>lime9</text:p>
          </table:table-cell>
          <table:table-cell office:value-type="string">
            <text:p>_COMPLETEQUEST:limeAndTheCoconut&amp;_TAKE:banana,1&amp;_GIVE:corn,10&amp;_TEXT:lime.banana3&amp;_END</text:p>
          </table:table-cell>
          <table:table-cell table:number-columns-repeated="1022"/>
        </table:table-row>
        <table:table-row table:style-name="ro1">
          <table:table-cell office:value-type="string">
            <text:p>lime10</text:p>
          </table:table-cell>
          <table:table-cell office:value-type="string">
            <text:p>_TEXT:lime.corn2</text:p>
          </table:table-cell>
          <table:table-cell table:number-columns-repeated="1022"/>
        </table:table-row>
        <table:table-row table:style-name="ro1">
          <table:table-cell office:value-type="string">
            <text:p>lime11</text:p>
          </table:table-cell>
          <table:table-cell office:value-type="string">
            <text:p>_COMPLETEQUEST:limeAndTheCoconut&amp;_TAKE:corn,1&amp;_GIVE:banana,10&amp;_TEXT:lime.corn3&amp;_END</text:p>
          </table:table-cell>
          <table:table-cell table:number-columns-repeated="1022"/>
        </table:table-row>
        <table:table-row table:style-name="ro1">
          <table:table-cell office:value-type="string">
            <text:p>lime12</text:p>
          </table:table-cell>
          <table:table-cell office:value-type="string">
            <text:p>_COMPLETEQUEST:limeAndTheCoconut&amp;_TAKE:goldegg,1&amp;_GIVE:coconut,2&amp;_TEXT:lime.egg(2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elow Village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lowHive0</text:p>
          </table:table-cell>
          <table:table-cell office:value-type="string">
            <text:p>targ_VISIBLE:false&amp;_TEXT:hiveGet&amp;_GIVE:~beehive,1&amp;_GIVE:beeB,5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ed Shooter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edShot0</text:p>
          </table:table-cell>
          <table:table-cell office:value-type="string">
            <text:p>?[{"q":"game.target.hasShot-- &gt; 0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edShot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seedShot2</text:p>
          </table:table-cell>
          <table:table-cell office:value-type="string">
            <text:p>_TEXT:seedshot&amp;_CUSTOM:SEEDSHOT</text:p>
          </table:table-cell>
          <table:table-cell table:number-columns-repeated="1022"/>
        </table:table-row>
        <table:table-row table:style-name="ro1">
          <table:table-cell office:value-type="string">
            <text:p>seedShot3</text:p>
          </table:table-cell>
          <table:table-cell office:value-type="string">
            <text:p>?[{"q":"player.health &gt; 0","v":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edShot4</text:p>
          </table:table-cell>
          <table:table-cell office:value-type="string">
            <text:p>_TEXT:seedshotdeath</text:p>
          </table:table-cell>
          <table:table-cell table:number-columns-repeated="1022"/>
        </table:table-row>
        <table:table-row table:style-name="ro1">
          <table:table-cell office:value-type="string">
            <text:p>seedShot5</text:p>
          </table:table-cell>
          <table:table-cell office:value-type="string">
            <text:p>_CUSTOM:SEEDSHOTKIL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RAPBATTL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p0</text:p>
          </table:table-cell>
          <table:table-cell office:value-type="string">
            <text:p>?[{"q":"player.completedQuest('rapbattle')","v":3},{"q":"player.hasQuest('rapbattle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rap1</text:p>
          </table:table-cell>
          <table:table-cell office:value-type="string">
            <text:p>_STARTQUEST:rapbattle&amp;_TEXT:rap(0-2)</text:p>
          </table:table-cell>
          <table:table-cell table:number-columns-repeated="1022"/>
        </table:table-row>
        <table:table-row table:style-name="ro1">
          <table:table-cell office:value-type="string">
            <text:p>rap2</text:p>
          </table:table-cell>
          <table:table-cell office:value-type="string">
            <text:p>_TEXT:rap3&amp;_END</text:p>
          </table:table-cell>
          <table:table-cell table:number-columns-repeated="1022"/>
        </table:table-row>
        <table:table-row table:style-name="ro1">
          <table:table-cell office:value-type="string">
            <text:p>rap3</text:p>
          </table:table-cell>
          <table:table-cell office:value-type="string">
            <text:p>_TEXT:rap.thanks&amp;_END</text:p>
          </table:table-cell>
          <table:table-cell table:number-columns-repeated="1022"/>
        </table:table-row>
        <table:table-row table:style-name="ro1">
          <table:table-cell office:value-type="string">
            <text:p>rap4</text:p>
          </table:table-cell>
          <table:table-cell office:value-type="string">
            <text:p>_CUSTOM:RAPSTART</text:p>
          </table:table-cell>
          <table:table-cell table:number-columns-repeated="1022"/>
        </table:table-row>
        <table:table-row table:style-name="ro1">
          <table:table-cell office:value-type="string">
            <text:p>rap5</text:p>
          </table:table-cell>
          <table:table-cell office:value-type="string">
            <text:p>??RAPNEXT</text:p>
          </table:table-cell>
          <table:table-cell table:number-columns-repeated="1022"/>
        </table:table-row>
        <table:table-row table:style-name="ro1">
          <table:table-cell office:value-type="string">
            <text:p>rap6</text:p>
          </table:table-cell>
          <table:table-cell office:value-type="string">
            <text:p>_TAKE:garlic,1&amp;_TEXT:rap.garlic(2-5)</text:p>
          </table:table-cell>
          <table:table-cell table:number-columns-repeated="1022"/>
        </table:table-row>
        <table:table-row table:style-name="ro1">
          <table:table-cell office:value-type="string">
            <text:p>rap7</text:p>
          </table:table-cell>
          <table:table-cell office:value-type="string">
            <text:p>_COMPLETEQUEST:rapbattle&amp;_GIVE:battery,10&amp;_TEXT:rap.normalgift&amp;_END</text:p>
          </table:table-cell>
          <table:table-cell table:number-columns-repeated="1022"/>
        </table:table-row>
        <table:table-row table:style-name="ro1">
          <table:table-cell office:value-type="string">
            <text:p>rap8</text:p>
          </table:table-cell>
          <table:table-cell office:value-type="string">
            <text:p>_TAKE:rice,1&amp;_TEXT:rap.rice(2-3)</text:p>
          </table:table-cell>
          <table:table-cell table:number-columns-repeated="1022"/>
        </table:table-row>
        <table:table-row table:style-name="ro1">
          <table:table-cell office:value-type="string">
            <text:p>rap9</text:p>
          </table:table-cell>
          <table:table-cell office:value-type="string">
            <text:p>_TEXT:rap.rice4&amp;_SETSTATE:7</text:p>
          </table:table-cell>
          <table:table-cell table:number-columns-repeated="1022"/>
        </table:table-row>
        <table:table-row table:style-name="ro1">
          <table:table-cell office:value-type="string">
            <text:p>rap10</text:p>
          </table:table-cell>
          <table:table-cell office:value-type="string">
            <text:p>_TEXT:rap.coconut(2-6)</text:p>
          </table:table-cell>
          <table:table-cell table:number-columns-repeated="1022"/>
        </table:table-row>
        <table:table-row table:style-name="ro1">
          <table:table-cell office:value-type="string">
            <text:p>rap11</text:p>
          </table:table-cell>
          <table:table-cell office:value-type="string">
            <text:p>_COMPLETEQUEST:rapbattle&amp;_TAKE:coconut,1&amp;_GIVE:gmocorn,2&amp;_TEXT:rap.coconut7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cond Boss (Jef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jeff0</text:p>
          </table:table-cell>
          <table:table-cell office:value-type="string">
            <text:p>_TEXT:B2.(0-11)</text:p>
          </table:table-cell>
          <table:table-cell table:number-columns-repeated="1022"/>
        </table:table-row>
        <table:table-row table:style-name="ro1">
          <table:table-cell office:value-type="string">
            <text:p>jeff1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L0</text:p>
          </table:table-cell>
          <table:table-cell office:value-type="string">
            <text:p>_TEXT:B2.12</text:p>
          </table:table-cell>
          <table:table-cell table:number-columns-repeated="1022"/>
        </table:table-row>
        <table:table-row table:style-name="ro1">
          <table:table-cell office:value-type="string">
            <text:p>jeffL1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W0</text:p>
          </table:table-cell>
          <table:table-cell office:value-type="string">
            <text:p>_COMPLETEQUEST:researchLab&amp;_TEXT:Pb2.(0-9)</text:p>
          </table:table-cell>
          <table:table-cell table:number-columns-repeated="1022"/>
        </table:table-row>
        <table:table-row table:style-name="ro1">
          <table:table-cell office:value-type="string">
            <text:p>jeffW1</text:p>
          </table:table-cell>
          <table:table-cell office:value-type="string">
            <text:p>_TEXT:Pb2.10,Pb2.10a,Pb2.10b,Pb2.10c</text:p>
          </table:table-cell>
          <table:table-cell table:number-columns-repeated="1022"/>
        </table:table-row>
        <table:table-row table:style-name="ro1">
          <table:table-cell office:value-type="string">
            <text:p>jeffW2</text:p>
          </table:table-cell>
          <table:table-cell office:value-type="string">
            <text:p>?[{"q":"d===0","v":3},{"q":"d===1","v":4},{"q":"d===2","v":5}]</text:p>
          </table:table-cell>
          <table:table-cell table:number-columns-repeated="1022"/>
        </table:table-row>
        <table:table-row table:style-name="ro1">
          <table:table-cell office:value-type="string">
            <text:p>jeffW3</text:p>
          </table:table-cell>
          <table:table-cell office:value-type="string">
            <text:p>_TEXT:Pb2.10a0&amp;_SETSTATE:6&amp;_GIVE:~shooter,1</text:p>
          </table:table-cell>
          <table:table-cell table:number-columns-repeated="1022"/>
        </table:table-row>
        <table:table-row table:style-name="ro1">
          <table:table-cell office:value-type="string">
            <text:p>jeffW4</text:p>
          </table:table-cell>
          <table:table-cell office:value-type="string">
            <text:p>_TEXT:Pb2.10b0&amp;_SETSTATE:6&amp;_GIVE:apple,10&amp;_GIVE:apricot,10&amp;_GIVE:kiwi,5&amp;_GIVE:mango,5&amp;_GIVE:lemon,5</text:p>
          </table:table-cell>
          <table:table-cell table:number-columns-repeated="1022"/>
        </table:table-row>
        <table:table-row table:style-name="ro1">
          <table:table-cell office:value-type="string">
            <text:p>jeffW5</text:p>
          </table:table-cell>
          <table:table-cell office:value-type="string">
            <text:p>_TEXT:Pb2.10c0&amp;_LEVELUP&amp;_LEVELUP&amp;_LEVELUP</text:p>
          </table:table-cell>
          <table:table-cell table:number-columns-repeated="1022"/>
        </table:table-row>
        <table:table-row table:style-name="ro1">
          <table:table-cell office:value-type="string">
            <text:p>jeffW6</text:p>
          </table:table-cell>
          <table:table-cell office:value-type="string">
            <text:p>_TEXT:Pb2.(11-1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First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A0</text:p>
          </table:table-cell>
          <table:table-cell office:value-type="string">
            <text:p>?[{"q":"player.hasQuestState('helpSeaMonster', 'help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A1</text:p>
          </table:table-cell>
          <table:table-cell office:value-type="string">
            <text:p>_TEXT:constr1.fr1</text:p>
          </table:table-cell>
          <table:table-cell table:number-columns-repeated="1022"/>
        </table:table-row>
        <table:table-row table:style-name="ro1">
          <table:table-cell office:value-type="string">
            <text:p>workerA2</text:p>
          </table:table-cell>
          <table:table-cell office:value-type="string">
            <text:p>_TEXT:constr1.fr2&amp;_END</text:p>
          </table:table-cell>
          <table:table-cell table:number-columns-repeated="1022"/>
        </table:table-row>
        <table:table-row table:style-name="ro1">
          <table:table-cell office:value-type="string">
            <text:p>workerA3</text:p>
          </table:table-cell>
          <table:table-cell office:value-type="string">
            <text:p>_TEXT:constr1.foe1</text:p>
          </table:table-cell>
          <table:table-cell table:number-columns-repeated="1022"/>
        </table:table-row>
        <table:table-row table:style-name="ro1">
          <table:table-cell office:value-type="string">
            <text:p>workerA4</text:p>
          </table:table-cell>
          <table:table-cell office:value-type="string">
            <text:p>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Regular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B0</text:p>
          </table:table-cell>
          <table:table-cell office:value-type="string">
            <text:p>?[{"q":"player.hasQuestState('helpSeaMonster', 'help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B1</text:p>
          </table:table-cell>
          <table:table-cell office:value-type="string">
            <text:p>_TEXT:w22&amp;_END</text:p>
          </table:table-cell>
          <table:table-cell table:number-columns-repeated="1022"/>
        </table:table-row>
        <table:table-row table:style-name="ro1">
          <table:table-cell office:value-type="string">
            <text:p>workerB2</text:p>
          </table:table-cell>
          <table:table-cell office:value-type="string">
            <text:p>_TEXT:w21</text:p>
          </table:table-cell>
          <table:table-cell table:number-columns-repeated="1022"/>
        </table:table-row>
        <table:table-row table:style-name="ro1">
          <table:table-cell office:value-type="string">
            <text:p>workerB3</text:p>
          </table:table-cell>
          <table:table-cell office:value-type="string">
            <text:p>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Third Boss (Worker Chie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X0</text:p>
          </table:table-cell>
          <table:table-cell office:value-type="string">
            <text:p>?[{"q":"player.hasQuestState('getHeart', 'nope')","v":11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X1</text:p>
          </table:table-cell>
          <table:table-cell table:style-name="ce8" office:value-type="string">
            <text:p>?[{"q":"player.hasQuestState('helpSeaMonster', 'help')","v":9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workerX2</text:p>
          </table:table-cell>
          <table:table-cell table:style-name="ce8" office:value-type="string">
            <text:p>?[{"q":"player.hasQuestState('getHeart', 'hold')","v":1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workerX3</text:p>
          </table:table-cell>
          <table:table-cell table:style-name="ce8" office:value-type="string">
            <text:p>?[{"q":"player.hasQuestState('getHeart', 'heart')","v":2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workerX4</text:p>
          </table:table-cell>
          <table:table-cell table:style-name="ce8" office:value-type="string">
            <text:p>?[{"q":"player.hasQuestState('getHeart', 'weirdheart')","v":12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workerX5</text:p>
          </table:table-cell>
          <table:table-cell office:value-type="string">
            <text:p>?[{"q":"player.hasQuestState('getHeart', 'yep')","v":8},{"q":"true","v":6}]</text:p>
          </table:table-cell>
          <table:table-cell table:number-columns-repeated="1022"/>
        </table:table-row>
        <table:table-row table:style-name="ro1">
          <table:table-cell office:value-type="string">
            <text:p>workerX6</text:p>
          </table:table-cell>
          <table:table-cell office:value-type="string">
            <text:p>_TEXT:bworker(1-8)</text:p>
          </table:table-cell>
          <table:table-cell table:number-columns-repeated="1022"/>
        </table:table-row>
        <table:table-row table:style-name="ro1">
          <table:table-cell office:value-type="string">
            <text:p>workerX7</text:p>
          </table:table-cell>
          <table:table-cell office:value-type="string">
            <text:p>_TEXT:bworker9&amp;_SETQUEST:getHeart,yep&amp;_END</text:p>
          </table:table-cell>
          <table:table-cell table:number-columns-repeated="1022"/>
        </table:table-row>
        <table:table-row table:style-name="ro1">
          <table:table-cell office:value-type="string">
            <text:p>workerX8</text:p>
          </table:table-cell>
          <table:table-cell office:value-type="string">
            <text:p>_TEXT:bworker10&amp;_END</text:p>
          </table:table-cell>
          <table:table-cell table:number-columns-repeated="1022"/>
        </table:table-row>
        <table:table-row table:style-name="ro1">
          <table:table-cell office:value-type="string">
            <text:p>workerX9</text:p>
          </table:table-cell>
          <table:table-cell office:value-type="string">
            <text:p>_SETQUEST:getHeart,nope&amp;_TEXT:bworkerMad(1-3)</text:p>
          </table:table-cell>
          <table:table-cell table:number-columns-repeated="1022"/>
        </table:table-row>
        <table:table-row table:style-name="ro1">
          <table:table-cell office:value-type="string">
            <text:p>workerX10</text:p>
          </table:table-cell>
          <table:table-cell office:value-type="string">
            <text:p>_FIGHT:Worker,BossWorker,Worker</text:p>
          </table:table-cell>
          <table:table-cell table:number-columns-repeated="1022"/>
        </table:table-row>
        <table:table-row table:style-name="ro1">
          <table:table-cell office:value-type="string">
            <text:p>workerX11</text:p>
          </table:table-cell>
          <table:table-cell office:value-type="string">
            <text:p>_TEXT:bworkerMad4&amp;_SETSTATE:10</text:p>
          </table:table-cell>
          <table:table-cell table:number-columns-repeated="1022"/>
        </table:table-row>
        <table:table-row table:style-name="ro1">
          <table:table-cell office:value-type="string">
            <text:p>workerX12</text:p>
          </table:table-cell>
          <table:table-cell office:value-type="string">
            <text:p>_TEXT:bworkerC(1-3)</text:p>
          </table:table-cell>
          <table:table-cell table:number-columns-repeated="1022"/>
        </table:table-row>
        <table:table-row table:style-name="ro1">
          <table:table-cell office:value-type="string">
            <text:p>workerX13</text:p>
          </table:table-cell>
          <table:table-cell office:value-type="string">
            <text:p>_TEXT:bworkerC4,sYes,sNo</text:p>
          </table:table-cell>
          <table:table-cell table:number-columns-repeated="1022"/>
        </table:table-row>
        <table:table-row table:style-name="ro1">
          <table:table-cell office:value-type="string">
            <text:p>workerX14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15</text:p>
          </table:table-cell>
          <table:table-cell office:value-type="string">
            <text:p>_TEXT:bworkerCN&amp;_SETQUEST:getHeart,hold&amp;_END</text:p>
          </table:table-cell>
          <table:table-cell table:number-columns-repeated="1022"/>
        </table:table-row>
        <table:table-row table:style-name="ro1">
          <table:table-cell office:value-type="string">
            <text:p>workerX16</text:p>
          </table:table-cell>
          <table:table-cell office:value-type="string">
            <text:p>_TEXT:bworkerCY</text:p>
          </table:table-cell>
          <table:table-cell table:number-columns-repeated="1022"/>
        </table:table-row>
        <table:table-row table:style-name="ro1">
          <table:table-cell office:value-type="string">
            <text:p>workerX17</text:p>
          </table:table-cell>
          <table:table-cell office:value-type="string">
            <text:p>_TEXT:bworkerB4</text:p>
          </table:table-cell>
          <table:table-cell table:number-columns-repeated="1022"/>
        </table:table-row>
        <table:table-row table:style-name="ro1">
          <table:table-cell office:value-type="string">
            <text:p>workerX18</text:p>
          </table:table-cell>
          <table:table-cell office:value-type="string">
            <text:p>_CUSTOM:CONSTWORKWIN&amp;_END</text:p>
          </table:table-cell>
          <table:table-cell table:number-columns-repeated="1022"/>
        </table:table-row>
        <table:table-row table:style-name="ro1">
          <table:table-cell office:value-type="string">
            <text:p>workerX19</text:p>
          </table:table-cell>
          <table:table-cell office:value-type="string">
            <text:p>_TEXT:bworkerC5,sYes,sNo</text:p>
          </table:table-cell>
          <table:table-cell table:number-columns-repeated="1022"/>
        </table:table-row>
        <table:table-row table:style-name="ro1">
          <table:table-cell office:value-type="string">
            <text:p>workerX20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21</text:p>
          </table:table-cell>
          <table:table-cell office:value-type="string">
            <text:p>_TEXT:bworkerB(2-4)&amp;_SETSTATE:18</text:p>
          </table:table-cell>
          <table:table-cell table:number-columns-repeated="1022"/>
        </table:table-row>
        <table:table-row table:style-name="ro1">
          <table:table-cell office:value-type="string">
            <text:p>workerF0</text:p>
          </table:table-cell>
          <table:table-cell office:value-type="string">
            <text:p>_TEXT:bworkerMad(5-6)</text:p>
          </table:table-cell>
          <table:table-cell table:number-columns-repeated="1022"/>
        </table:table-row>
        <table:table-row table:style-name="ro1">
          <table:table-cell office:value-type="string">
            <text:p>workerF1</text:p>
          </table:table-cell>
          <table:table-cell office:value-type="string">
            <text:p>_CUSTOM:CONSTWORKFIGH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Third Boss (Sea Monst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0</text:p>
          </table:table-cell>
          <table:table-cell table:style-name="ce8" office:value-type="string">
            <text:p>?[{"q":"player.completedQuest('helpSeaMonster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1</text:p>
          </table:table-cell>
          <table:table-cell table:style-name="ce8" office:value-type="string">
            <text:p>_TEXT:smD7&amp;_END</text:p>
          </table:table-cell>
          <table:table-cell table:number-columns-repeated="1022"/>
        </table:table-row>
        <table:table-row table:style-name="ro1">
          <table:table-cell office:value-type="string">
            <text:p>seamon2</text:p>
          </table:table-cell>
          <table:table-cell table:style-name="ce8" office:value-type="string">
            <text:p>?[{"q":"player.hasQuestState('helpSeaMonster', 'gotEgg')","v":1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seamon3</text:p>
          </table:table-cell>
          <table:table-cell table:style-name="ce8" office:value-type="string">
            <text:p>?[{"q":"player.hasQuestState('helpSeaMonster', 'help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amon4</text:p>
          </table:table-cell>
          <table:table-cell table:style-name="ce8" office:value-type="string">
            <text:p>?[{"q":"player.hasQuestState('helpSeaMonster', 'fight')","v":16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seamon5</text:p>
          </table:table-cell>
          <table:table-cell table:style-name="ce8" office:value-type="string">
            <text:p>?[{"q":"player.hasQuestState('helpSeaMonster', 'wait')","v":17},{"q":"true","v":7}]</text:p>
          </table:table-cell>
          <table:table-cell table:number-columns-repeated="1022"/>
        </table:table-row>
        <table:table-row table:style-name="ro1">
          <table:table-cell office:value-type="string">
            <text:p>seamon6</text:p>
          </table:table-cell>
          <table:table-cell office:value-type="string">
            <text:p>_TEXT:smA2&amp;_END</text:p>
          </table:table-cell>
          <table:table-cell table:number-columns-repeated="1022"/>
        </table:table-row>
        <table:table-row table:style-name="ro1">
          <table:table-cell office:value-type="string">
            <text:p>seamon7</text:p>
          </table:table-cell>
          <table:table-cell office:value-type="string">
            <text:p>_TEXT:sm(1-3)</text:p>
          </table:table-cell>
          <table:table-cell table:number-columns-repeated="1022"/>
        </table:table-row>
        <table:table-row table:style-name="ro1">
          <table:table-cell office:value-type="string">
            <text:p>seamon8</text:p>
          </table:table-cell>
          <table:table-cell office:value-type="string">
            <text:p>_TEXT:sm4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9</text:p>
          </table:table-cell>
          <table:table-cell table:style-name="ce8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seamon10</text:p>
          </table:table-cell>
          <table:table-cell office:value-type="string">
            <text:p>_SETQUEST:helpSeaMonster,help&amp;_TEXT:smA1&amp;_END</text:p>
          </table:table-cell>
          <table:table-cell table:number-columns-repeated="1022"/>
        </table:table-row>
        <table:table-row table:style-name="ro1">
          <table:table-cell office:value-type="string">
            <text:p>seamon11</text:p>
          </table:table-cell>
          <table:table-cell office:value-type="string">
            <text:p>_SETQUEST:helpSeaMonster,wait&amp;_TEXT:smC1&amp;_END</text:p>
          </table:table-cell>
          <table:table-cell table:number-columns-repeated="1022"/>
        </table:table-row>
        <table:table-row table:style-name="ro1">
          <table:table-cell office:value-type="string">
            <text:p>seamon12</text:p>
          </table:table-cell>
          <table:table-cell office:value-type="string">
            <text:p>_SETQUEST:helpSeaMonster,fight&amp;_TEXT:smB1</text:p>
          </table:table-cell>
          <table:table-cell table:number-columns-repeated="1022"/>
        </table:table-row>
        <table:table-row table:style-name="ro1">
          <table:table-cell office:value-type="string">
            <text:p>seamon13</text:p>
          </table:table-cell>
          <table:table-cell office:value-type="string">
            <text:p>_FIGHT:seaHandR,seaMan,seaHandL&amp;_END</text:p>
          </table:table-cell>
          <table:table-cell table:number-columns-repeated="1022"/>
        </table:table-row>
        <table:table-row table:style-name="ro1">
          <table:table-cell office:value-type="string">
            <text:p>seamon14</text:p>
          </table:table-cell>
          <table:table-cell office:value-type="string">
            <text:p>_TEXT:smD(1-4)</text:p>
          </table:table-cell>
          <table:table-cell table:number-columns-repeated="1022"/>
        </table:table-row>
        <table:table-row table:style-name="ro1">
          <table:table-cell office:value-type="string">
            <text:p>seamon15</text:p>
          </table:table-cell>
          <table:table-cell office:value-type="string">
            <text:p>_GO2:["bridge",8,4.5,"FishMoved"]</text:p>
          </table:table-cell>
          <table:table-cell table:number-columns-repeated="1022"/>
        </table:table-row>
        <table:table-row table:style-name="ro1">
          <table:table-cell office:value-type="string">
            <text:p>seamon16</text:p>
          </table:table-cell>
          <table:table-cell office:value-type="string">
            <text:p>_TEXT:smB2&amp;_SETSTATE:13</text:p>
          </table:table-cell>
          <table:table-cell table:number-columns-repeated="1022"/>
        </table:table-row>
        <table:table-row table:style-name="ro1">
          <table:table-cell office:value-type="string">
            <text:p>seamon17</text:p>
          </table:table-cell>
          <table:table-cell office:value-type="string">
            <text:p>_TEXT:sm5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18</text:p>
          </table:table-cell>
          <table:table-cell table:style-name="ce8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deadsea0</text:p>
          </table:table-cell>
          <table:table-cell office:value-type="string">
            <text:p>_CUSTOM:DEADFISH</text:p>
          </table:table-cell>
          <table:table-cell table:number-columns-repeated="1022"/>
        </table:table-row>
        <table:table-row table:style-name="ro1">
          <table:table-cell office:value-type="string">
            <text:p>deadsea1</text:p>
          </table:table-cell>
          <table:table-cell office:value-type="string">
            <text:p>_TEXT:bworkerA(2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Sea Monster helps you move debri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help0</text:p>
          </table:table-cell>
          <table:table-cell office:value-type="string">
            <text:p>_CUSTOM:SEAHELP0</text:p>
          </table:table-cell>
          <table:table-cell table:number-columns-repeated="1022"/>
        </table:table-row>
        <table:table-row table:style-name="ro1">
          <table:table-cell office:value-type="string">
            <text:p>seahelp1</text:p>
          </table:table-cell>
          <table:table-cell office:value-type="string">
            <text:p>_CUSTOM:SEAHELP1</text:p>
          </table:table-cell>
          <table:table-cell table:number-columns-repeated="1022"/>
        </table:table-row>
        <table:table-row table:style-name="ro1">
          <table:table-cell office:value-type="string">
            <text:p>seahelp2</text:p>
          </table:table-cell>
          <table:table-cell office:value-type="string">
            <text:p>_COMPLETEQUEST:helpSeaMonster&amp;_COMPLETEQUEST:getHeart&amp;_TEXT:smD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iratemonk0</text:p>
          </table:table-cell>
          <table:table-cell table:style-name="ce8" office:value-type="string">
            <text:p>?[{"q":"player.completedQuest('seamonke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piratemonk1</text:p>
          </table:table-cell>
          <table:table-cell table:style-name="ce8" office:value-type="string">
            <text:p>?[{"q":"player.hasQuestState('seamonkey', 'looking'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piratemonk2</text:p>
          </table:table-cell>
          <table:table-cell office:value-type="string">
            <text:p>_TEXT:pirateMonkR5&amp;_END</text:p>
          </table:table-cell>
          <table:table-cell table:number-columns-repeated="1022"/>
        </table:table-row>
        <table:table-row table:style-name="ro1">
          <table:table-cell office:value-type="string">
            <text:p>piratemonk3</text:p>
          </table:table-cell>
          <table:table-cell table:style-name="ce8" office:value-type="string">
            <text:p>?[{"q":"player.hasQuest('seamonkey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piratemonk4</text:p>
          </table:table-cell>
          <table:table-cell office:value-type="string">
            <text:p>_TEXT:pirateMonk(1-3)</text:p>
          </table:table-cell>
          <table:table-cell table:number-columns-repeated="1022"/>
        </table:table-row>
        <table:table-row table:style-name="ro1">
          <table:table-cell office:value-type="string">
            <text:p>piratemonk5</text:p>
          </table:table-cell>
          <table:table-cell office:value-type="string">
            <text:p>_TEXT:pirateMonk4&amp;_SETQUEST:seamonkey,waitingForItem&amp;_END</text:p>
          </table:table-cell>
          <table:table-cell table:number-columns-repeated="1022"/>
        </table:table-row>
        <table:table-row table:style-name="ro1">
          <table:table-cell office:value-type="string">
            <text:p>piratemonk6</text:p>
          </table:table-cell>
          <table:table-cell office:value-type="string">
            <text:p>_CUSTOM:PIRATESTART</text:p>
          </table:table-cell>
          <table:table-cell table:number-columns-repeated="1022"/>
        </table:table-row>
        <table:table-row table:style-name="ro1">
          <table:table-cell office:value-type="string">
            <text:p>piratemonk7</text:p>
          </table:table-cell>
          <table:table-cell office:value-type="string">
            <text:p>??PIRATENEXT</text:p>
          </table:table-cell>
          <table:table-cell table:number-columns-repeated="1022"/>
        </table:table-row>
        <table:table-row table:style-name="ro1">
          <table:table-cell office:value-type="string">
            <text:p>piratemonk8</text:p>
          </table:table-cell>
          <table:table-cell office:value-type="string">
            <text:p>_COMPLETEQUEST:seamonkey&amp;_TEXT:pirateMonkR(2-4)</text:p>
          </table:table-cell>
          <table:table-cell table:number-columns-repeated="1022"/>
        </table:table-row>
        <table:table-row table:style-name="ro1">
          <table:table-cell office:value-type="string">
            <text:p>piratemonk9</text:p>
          </table:table-cell>
          <table:table-cell office:value-type="string">
            <text:p>_GIVE:tomato,5&amp;_GIVE:ginger,4&amp;_GIVE:pineapple,3&amp;_GIVE:bellpepper,2&amp;_GIVE:greenshroom,1&amp;_TEXT:pirateMonkR5&amp;_END</text:p>
          </table:table-cell>
          <table:table-cell table:number-columns-repeated="1022"/>
        </table:table-row>
        <table:table-row table:style-name="ro1">
          <table:table-cell office:value-type="string">
            <text:p>piratemonk10</text:p>
          </table:table-cell>
          <table:table-cell office:value-type="string">
            <text:p>_TEXT:pirateMonkG(2-5)</text:p>
          </table:table-cell>
          <table:table-cell table:number-columns-repeated="1022"/>
        </table:table-row>
        <table:table-row table:style-name="ro1">
          <table:table-cell office:value-type="string">
            <text:p>piratemonk11</text:p>
          </table:table-cell>
          <table:table-cell office:value-type="string">
            <text:p>_TEXT:pirateMonkG6&amp;_TAKE:gmocorn,1&amp;_SETQUEST:seamonkey,lookin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's Treasur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key0</text:p>
          </table:table-cell>
          <table:table-cell table:style-name="ce8" office:value-type="string">
            <text:p>?[{"q":"game.target.open","v":1},{"q":"player.hasQuestState('seamonkey', 'looking')","v":3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key1</text:p>
          </table:table-cell>
          <table:table-cell office:value-type="string">
            <text:p>_TEXT:openchest&amp;_END</text:p>
          </table:table-cell>
          <table:table-cell table:number-columns-repeated="1022"/>
        </table:table-row>
        <table:table-row table:style-name="ro1">
          <table:table-cell office:value-type="string">
            <text:p>seamonkey2</text:p>
          </table:table-cell>
          <table:table-cell office:value-type="string">
            <text:p>_TEXT:chestLocked&amp;_END</text:p>
          </table:table-cell>
          <table:table-cell table:number-columns-repeated="1022"/>
        </table:table-row>
        <table:table-row table:style-name="ro1">
          <table:table-cell office:value-type="string">
            <text:p>seamonkey3</text:p>
          </table:table-cell>
          <table:table-cell office:value-type="string">
            <text:p>_TEXT:chestUnlock(1-2)</text:p>
          </table:table-cell>
          <table:table-cell table:number-columns-repeated="1022"/>
        </table:table-row>
        <table:table-row table:style-name="ro1">
          <table:table-cell office:value-type="string">
            <text:p>seamonkey4</text:p>
          </table:table-cell>
          <table:table-cell office:value-type="string">
            <text:p>_CUSTOM:PIRATETREASU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Vas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Vase0</text:p>
          </table:table-cell>
          <table:table-cell table:style-name="ce8" office:value-type="string">
            <text:p>?[{"q":"player.completedQuest('kelpBoy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kelpVase1</text:p>
          </table:table-cell>
          <table:table-cell office:value-type="string">
            <text:p>_TEXT:vaseFoundBee&amp;_END</text:p>
          </table:table-cell>
          <table:table-cell table:number-columns-repeated="1022"/>
        </table:table-row>
        <table:table-row table:style-name="ro1">
          <table:table-cell office:value-type="string">
            <text:p>kelpVase2</text:p>
          </table:table-cell>
          <table:table-cell office:value-type="string">
            <text:p>_TEXT:vaseFound,sYes,sNo</text:p>
          </table:table-cell>
          <table:table-cell table:number-columns-repeated="1022"/>
        </table:table-row>
        <table:table-row table:style-name="ro1">
          <table:table-cell office:value-type="string">
            <text:p>kelpVase3</text:p>
          </table:table-cell>
          <table:table-cell table:style-name="ce8" office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kelpVase4</text:p>
          </table:table-cell>
          <table:table-cell office:value-type="string">
            <text:p>_TEXT:vaseDont&amp;_END</text:p>
          </table:table-cell>
          <table:table-cell table:number-columns-repeated="1022"/>
        </table:table-row>
        <table:table-row table:style-name="ro1">
          <table:table-cell office:value-type="string">
            <text:p>kelpVase5</text:p>
          </table:table-cell>
          <table:table-cell office:value-type="string">
            <text:p>_TEXT:vaseDo0&amp;targ_SHIFTY:7&amp;KelpBoy_SHIFTY:7&amp;targ_SOLID:false&amp;_SETQUEST:kelpBoy,fuck&amp;_PUSHCLEAREDTARGET:Vase</text:p>
          </table:table-cell>
          <table:table-cell table:number-columns-repeated="1022"/>
        </table:table-row>
        <table:table-row table:style-name="ro1">
          <table:table-cell office:value-type="string">
            <text:p>kelpVase6</text:p>
          </table:table-cell>
          <table:table-cell office:value-type="string">
            <text:p>_TEXT:vaseDo(1-2)</text:p>
          </table:table-cell>
          <table:table-cell table:number-columns-repeated="1022"/>
        </table:table-row>
        <table:table-row table:style-name="ro1">
          <table:table-cell office:value-type="string">
            <text:p>kelpVase7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Boy0</text:p>
          </table:table-cell>
          <table:table-cell table:style-name="ce8" office:value-type="string">
            <text:p>?[{"q":"player.hasQuest('kelpBo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lpBoy1</text:p>
          </table:table-cell>
          <table:table-cell office:value-type="string">
            <text:p>_TEXT:kelpBoy1&amp;_END</text:p>
          </table:table-cell>
          <table:table-cell table:number-columns-repeated="1022"/>
        </table:table-row>
        <table:table-row table:style-name="ro1">
          <table:table-cell office:value-type="string">
            <text:p>kelpBoy2</text:p>
          </table:table-cell>
          <table:table-cell office:value-type="string">
            <text:p>_TEXT:vaseDo3</text:p>
          </table:table-cell>
          <table:table-cell table:number-columns-repeated="1022"/>
        </table:table-row>
        <table:table-row table:style-name="ro1">
          <table:table-cell office:value-type="string">
            <text:p>kelpBoy3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Hive0</text:p>
          </table:table-cell>
          <table:table-cell table:style-name="ce8" office:value-type="string">
            <text:p>?[{"q":"player.hasQuestState('kelpBoy', 'deadass')","v":4},{"q":"player.hasQuest('kelpBo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lpHive1</text:p>
          </table:table-cell>
          <table:table-cell office:value-type="string">
            <text:p>_TEXT:vaseDo5&amp;_SETSTATE:3</text:p>
          </table:table-cell>
          <table:table-cell table:number-columns-repeated="1022"/>
        </table:table-row>
        <table:table-row table:style-name="ro1">
          <table:table-cell office:value-type="string">
            <text:p>kelpHive2</text:p>
          </table:table-cell>
          <table:table-cell office:value-type="string">
            <text:p>_TEXT:vaseDo4</text:p>
          </table:table-cell>
          <table:table-cell table:number-columns-repeated="1022"/>
        </table:table-row>
        <table:table-row table:style-name="ro1">
          <table:table-cell office:value-type="string">
            <text:p>kelpHive3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office:value-type="string">
            <text:p>kelpHive4</text:p>
          </table:table-cell>
          <table:table-cell office:value-type="string">
            <text:p>_TEXT:hiveGet&amp;_GIVE:~beehive&amp;_GIVE:beeB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 At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Bee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office:value-type="string">
            <text:p>kelpDeadBee1</text:p>
          </table:table-cell>
          <table:table-cell office:value-type="string">
            <text:p>_TEXT:hiveGet&amp;_GIVE:~beehive&amp;_GIVE:beeB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lat Tire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latTire0</text:p>
          </table:table-cell>
          <table:table-cell office:value-type="string">
            <text:p>_BLACKTEXT:fakeFarmS</text:p>
          </table:table-cell>
          <table:table-cell table:number-columns-repeated="1022"/>
        </table:table-row>
        <table:table-row table:style-name="ro1">
          <table:table-cell office:value-type="string">
            <text:p>flatTire1</text:p>
          </table:table-cell>
          <table:table-cell office:value-type="string">
            <text:p>_TRANSITIONANIM&amp;_TEXT:fakeFarm0</text:p>
          </table:table-cell>
          <table:table-cell table:number-columns-repeated="1022"/>
        </table:table-row>
        <table:table-row table:style-name="ro1">
          <table:table-cell office:value-type="string">
            <text:p>flatTire2</text:p>
          </table:table-cell>
          <table:table-cell office:value-type="string">
            <text:p>targ_ISMOVING:true&amp;targ_MOVE:x22</text:p>
          </table:table-cell>
          <table:table-cell table:number-columns-repeated="1022"/>
        </table:table-row>
        <table:table-row table:style-name="ro1">
          <table:table-cell office:value-type="string">
            <text:p>flatTire3</text:p>
          </table:table-cell>
          <table:table-cell office:value-type="string">
            <text:p>targ_ISMOVING:false&amp;pl_SETDIR:1&amp;_TEXT:fakeFarm(1-4)</text:p>
          </table:table-cell>
          <table:table-cell table:number-columns-repeated="1022"/>
        </table:table-row>
        <table:table-row table:style-name="ro1">
          <table:table-cell office:value-type="string">
            <text:p>flatTire4</text:p>
          </table:table-cell>
          <table:table-cell office:value-type="string">
            <text:p>targ_SETDIR:1&amp;targ_ISMOVING:true&amp;targ_MOVE:x13</text:p>
          </table:table-cell>
          <table:table-cell table:number-columns-repeated="1022"/>
        </table:table-row>
        <table:table-row table:style-name="ro1">
          <table:table-cell office:value-type="string">
            <text:p>flatTire5</text:p>
          </table:table-cell>
          <table:table-cell office:value-type="string">
            <text:p>targ_VISIBLE:false&amp;targ_CLEARINTERAC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arm TV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TV0</text:p>
          </table:table-cell>
          <table:table-cell office:value-type="string">
            <text:p>_TEXT:farmTV0</text:p>
          </table:table-cell>
          <table:table-cell table:number-columns-repeated="1022"/>
        </table:table-row>
        <table:table-row table:style-name="ro1">
          <table:table-cell office:value-type="string">
            <text:p>farmTV1</text:p>
          </table:table-cell>
          <table:table-cell office:value-type="string">
            <text:p>_CLEARTEXT&amp;pl_MOVE:y6</text:p>
          </table:table-cell>
          <table:table-cell table:number-columns-repeated="1022"/>
        </table:table-row>
        <table:table-row table:style-name="ro1">
          <table:table-cell office:value-type="string">
            <text:p>farmTV2</text:p>
          </table:table-cell>
          <table:table-cell office:value-type="string">
            <text:p>pl_MOVE:x14.5</text:p>
          </table:table-cell>
          <table:table-cell table:number-columns-repeated="1022"/>
        </table:table-row>
        <table:table-row table:style-name="ro1">
          <table:table-cell office:value-type="string">
            <text:p>farmTV3</text:p>
          </table:table-cell>
          <table:table-cell office:value-type="string">
            <text:p>pl_MOVE:y3.75</text:p>
          </table:table-cell>
          <table:table-cell table:number-columns-repeated="1022"/>
        </table:table-row>
        <table:table-row table:style-name="ro1">
          <table:table-cell office:value-type="string">
            <text:p>farmTV4</text:p>
          </table:table-cell>
          <table:table-cell office:value-type="string">
            <text:p>_TEXT:farmTV(1-4)</text:p>
          </table:table-cell>
          <table:table-cell table:number-columns-repeated="1022"/>
        </table:table-row>
        <table:table-row table:style-name="ro1">
          <table:table-cell office:value-type="string">
            <text:p>farmTV5</text:p>
          </table:table-cell>
          <table:table-cell office:value-type="string">
            <text:p>_CUSTOM:FARMTV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ontrol Pane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tbox0</text:p>
          </table:table-cell>
          <table:table-cell table:style-name="ce8" office:value-type="string">
            <text:p>?[{"q":"player.hasQuestState('fakeFarm', 1)","v":1},{"q":"player.hasQuestState('fakeFarm', 2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hotbox1</text:p>
          </table:table-cell>
          <table:table-cell office:value-type="string">
            <text:p>_TEXT:hotboxX&amp;_END</text:p>
          </table:table-cell>
          <table:table-cell table:number-columns-repeated="1022"/>
        </table:table-row>
        <table:table-row table:style-name="ro1">
          <table:table-cell office:value-type="string">
            <text:p>hotbox2</text:p>
          </table:table-cell>
          <table:table-cell office:value-type="string">
            <text:p>_TEXT:hotbox2&amp;_END</text:p>
          </table:table-cell>
          <table:table-cell table:number-columns-repeated="1022"/>
        </table:table-row>
        <table:table-row table:style-name="ro1">
          <table:table-cell office:value-type="string">
            <text:p>hotbox3</text:p>
          </table:table-cell>
          <table:table-cell office:value-type="string">
            <text:p>_TEXT:hotbox1</text:p>
          </table:table-cell>
          <table:table-cell table:number-columns-repeated="1022"/>
        </table:table-row>
        <table:table-row table:style-name="ro1">
          <table:table-cell office:value-type="string">
            <text:p>hotbox4</text:p>
          </table:table-cell>
          <table:table-cell office:value-type="string">
            <text:p>_FIGHT:machineA,machineB,machineC,machineD</text:p>
          </table:table-cell>
          <table:table-cell table:number-columns-repeated="1022"/>
        </table:table-row>
        <table:table-row table:style-name="ro1">
          <table:table-cell office:value-type="string">
            <text:p>hotboxEnd0</text:p>
          </table:table-cell>
          <table:table-cell office:value-type="string">
            <text:p>_CUSTOM:HOTBOXBEA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Power Outle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outlet0</text:p>
          </table:table-cell>
          <table:table-cell table:style-name="ce8" office:value-type="string">
            <text:p>?[{"q":"player.hasQuestState('fakeFarm', 1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outlet1</text:p>
          </table:table-cell>
          <table:table-cell office:value-type="string">
            <text:p>_TEXT:farmTVunplug3&amp;_END</text:p>
          </table:table-cell>
          <table:table-cell table:number-columns-repeated="1022"/>
        </table:table-row>
        <table:table-row table:style-name="ro1">
          <table:table-cell office:value-type="string">
            <text:p>outlet2</text:p>
          </table:table-cell>
          <table:table-cell office:value-type="string">
            <text:p>_TEXT:farmTVunplug(0-1)</text:p>
          </table:table-cell>
          <table:table-cell table:number-columns-repeated="1022"/>
        </table:table-row>
        <table:table-row table:style-name="ro1">
          <table:table-cell office:value-type="string">
            <text:p>outlet3</text:p>
          </table:table-cell>
          <table:table-cell office:value-type="string">
            <text:p>_CUSTOM:UNPLUGOUTL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awn Mow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wer0</text:p>
          </table:table-cell>
          <table:table-cell office:value-type="string">
            <text:p>_CUSTOM:MOWER0</text:p>
          </table:table-cell>
          <table:table-cell table:number-columns-repeated="1022"/>
        </table:table-row>
        <table:table-row table:style-name="ro1">
          <table:table-cell office:value-type="string">
            <text:p>mower1</text:p>
          </table:table-cell>
          <table:table-cell office:value-type="string">
            <text:p>_FIGHT:lawnmow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usted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Truck0</text:p>
          </table:table-cell>
          <table:table-cell table:style-name="ce8" office:value-type="string">
            <text:p>?[{"q":"player.completed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adTruck1</text:p>
          </table:table-cell>
          <table:table-cell office:value-type="string">
            <text:p>_TEXT:bustedTruck0&amp;_END</text:p>
          </table:table-cell>
          <table:table-cell table:number-columns-repeated="1022"/>
        </table:table-row>
        <table:table-row table:style-name="ro1">
          <table:table-cell office:value-type="string">
            <text:p>badTruck2</text:p>
          </table:table-cell>
          <table:table-cell office:value-type="string">
            <text:p>_CUSTOM:FIXTI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ourth Boss (HOUSEKEEP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xitBarn0</text:p>
          </table:table-cell>
          <table:table-cell table:style-name="ce8" office:value-type="string">
            <text:p>?[{"q":"player.has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exitBarn1</text:p>
          </table:table-cell>
          <table:table-cell office:value-type="string">
            <text:p>_CUSTOM:EXITBARN&amp;_END</text:p>
          </table:table-cell>
          <table:table-cell table:number-columns-repeated="1022"/>
        </table:table-row>
        <table:table-row table:style-name="ro1">
          <table:table-cell office:value-type="string">
            <text:p>exitBarn2</text:p>
          </table:table-cell>
          <table:table-cell table:style-name="ce8" office:value-type="string">
            <text:p>?[{"q":"player.hasQuestState('gotTire',1)","v":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xitBarn3</text:p>
          </table:table-cell>
          <table:table-cell office:value-type="string">
            <text:p>_TEXT:fakeFarm5</text:p>
          </table:table-cell>
          <table:table-cell table:number-columns-repeated="1022"/>
        </table:table-row>
        <table:table-row table:style-name="ro1">
          <table:table-cell office:value-type="string">
            <text:p>exitBarn4</text:p>
          </table:table-cell>
          <table:table-cell office:value-type="string">
            <text:p>_CLEARTEXT&amp;_CUSTOM:SETUPJEFF&amp;FarmerJeff_MOVE:y29</text:p>
          </table:table-cell>
          <table:table-cell table:number-columns-repeated="1022"/>
        </table:table-row>
        <table:table-row table:style-name="ro1">
          <table:table-cell office:value-type="string">
            <text:p>exitBarn5</text:p>
          </table:table-cell>
          <table:table-cell office:value-type="string">
            <text:p>FarmerJeff_ISMOVING:false&amp;_TEXT:fakeFarm(6-7)</text:p>
          </table:table-cell>
          <table:table-cell table:number-columns-repeated="1022"/>
        </table:table-row>
        <table:table-row table:style-name="ro1">
          <table:table-cell office:value-type="string">
            <text:p>exitBarn6</text:p>
          </table:table-cell>
          <table:table-cell office:value-type="string">
            <text:p>HK_ISMOVING:true&amp;_TEXT:fakeFarm8</text:p>
          </table:table-cell>
          <table:table-cell table:number-columns-repeated="1022"/>
        </table:table-row>
        <table:table-row table:style-name="ro1">
          <table:table-cell office:value-type="string">
            <text:p>exitBarn7</text:p>
          </table:table-cell>
          <table:table-cell office:value-type="string">
            <text:p>_TEXT:fakeFarm(9-12)</text:p>
          </table:table-cell>
          <table:table-cell table:number-columns-repeated="1022"/>
        </table:table-row>
        <table:table-row table:style-name="ro1">
          <table:table-cell office:value-type="string">
            <text:p>exitBarn8</text:p>
          </table:table-cell>
          <table:table-cell office:value-type="string">
            <text:p>_FIGHT:router,housekeeper,outlet,server</text:p>
          </table:table-cell>
          <table:table-cell table:number-columns-repeated="1022"/>
        </table:table-row>
        <table:table-row table:style-name="ro1">
          <table:table-cell office:value-type="string">
            <text:p>exitBarn9</text:p>
          </table:table-cell>
          <table:table-cell office:value-type="string">
            <text:p>_TEXT:fakeFarm18&amp;_SETSTATE: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e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arn0</text:p>
          </table:table-cell>
          <table:table-cell office:value-type="string">
            <text:p>_TEXT:fakeFarm(13-16)</text:p>
          </table:table-cell>
          <table:table-cell table:number-columns-repeated="1022"/>
        </table:table-row>
        <table:table-row table:style-name="ro1">
          <table:table-cell office:value-type="string">
            <text:p>beatBarn1</text:p>
          </table:table-cell>
          <table:table-cell office:value-type="string">
            <text:p>_TEXT:fakeFarm17&amp;FarmerJeff_SETTARGET&amp;_CLEARTARGET&amp;HK_SETTARGET&amp;_CLEARTARGET&amp;_COMPLETEQUEST:gotTire&amp;_CUSTOM:EXITBAR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ook 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usekeeper0</text:p>
          </table:table-cell>
          <table:table-cell table:style-name="ce8" office:value-type="string">
            <text:p>?[{"q":"player.hasQuestState('gotTire', 1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ousekeeper1</text:p>
          </table:table-cell>
          <table:table-cell office:value-type="string">
            <text:p>_TEXT:HK.s0&amp;_END</text:p>
          </table:table-cell>
          <table:table-cell table:number-columns-repeated="1022"/>
        </table:table-row>
        <table:table-row table:style-name="ro1">
          <table:table-cell office:value-type="string">
            <text:p>housekeeper2</text:p>
          </table:table-cell>
          <table:table-cell office:value-type="string">
            <text:p>_TEXT:HK.s(1-2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routo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routon0</text:p>
          </table:table-cell>
          <table:table-cell table:style-name="ce8" office:value-type="string">
            <text:p>?[{"q":"player.completedQuest('croutonsFishingAdventure')","v":1},{"q":"player.hasQuest('croutonsFishingAdventure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crouton1</text:p>
          </table:table-cell>
          <table:table-cell office:value-type="string">
            <text:p>_TEXT:arf.thanks&amp;_END</text:p>
          </table:table-cell>
          <table:table-cell table:number-columns-repeated="1022"/>
        </table:table-row>
        <table:table-row table:style-name="ro1">
          <table:table-cell office:value-type="string">
            <text:p>crouton2</text:p>
          </table:table-cell>
          <table:table-cell office:value-type="string">
            <text:p>_STARTQUEST:croutonsFishingAdventure&amp;_TEXT:arf(0-2)</text:p>
          </table:table-cell>
          <table:table-cell table:number-columns-repeated="1022"/>
        </table:table-row>
        <table:table-row table:style-name="ro1">
          <table:table-cell office:value-type="string">
            <text:p>crouton3</text:p>
          </table:table-cell>
          <table:table-cell office:value-type="string">
            <text:p>_TEXT:arf3&amp;_END</text:p>
          </table:table-cell>
          <table:table-cell table:number-columns-repeated="1022"/>
        </table:table-row>
        <table:table-row table:style-name="ro1">
          <table:table-cell office:value-type="string">
            <text:p>crouton4</text:p>
          </table:table-cell>
          <table:table-cell office:value-type="string">
            <text:p>_CUSTOM:CROUTONSTART</text:p>
          </table:table-cell>
          <table:table-cell table:number-columns-repeated="1022"/>
        </table:table-row>
        <table:table-row table:style-name="ro1">
          <table:table-cell office:value-type="string">
            <text:p>crouton5</text:p>
          </table:table-cell>
          <table:table-cell office:value-type="string">
            <text:p>??CROUTONNEXT</text:p>
          </table:table-cell>
          <table:table-cell table:number-columns-repeated="1022"/>
        </table:table-row>
        <table:table-row table:style-name="ro1">
          <table:table-cell office:value-type="string">
            <text:p>crouton6</text:p>
          </table:table-cell>
          <table:table-cell office:value-type="string">
            <text:p>_TEXT:arf.spear1&amp;_END</text:p>
          </table:table-cell>
          <table:table-cell table:number-columns-repeated="1022"/>
        </table:table-row>
        <table:table-row table:style-name="ro1">
          <table:table-cell office:value-type="string">
            <text:p>crouton7</text:p>
          </table:table-cell>
          <table:table-cell office:value-type="string">
            <text:p>_TEXT:arf.good1&amp;_GIVE:fodder,20</text:p>
          </table:table-cell>
          <table:table-cell table:number-columns-repeated="1022"/>
        </table:table-row>
        <table:table-row table:style-name="ro1">
          <table:table-cell office:value-type="string">
            <text:p>crouton8</text:p>
          </table:table-cell>
          <table:table-cell office:value-type="string">
            <text:p>_TEXT:arf.good2&amp;_COMPLETEQUEST:croutonsFishingAdventure&amp;_END</text:p>
          </table:table-cell>
          <table:table-cell table:number-columns-repeated="1022"/>
        </table:table-row>
        <table:table-row table:style-name="ro1">
          <table:table-cell office:value-type="string">
            <text:p>crouton9</text:p>
          </table:table-cell>
          <table:table-cell office:value-type="string">
            <text:p>_TEXT:arf.ultra1&amp;_GIVE:goodfood,20&amp;_SETSTATE: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ruck0</text:p>
          </table:table-cell>
          <table:table-cell office:value-type="string">
            <text:p>_CUSTOM:TRUCKSTART</text:p>
          </table:table-cell>
          <table:table-cell table:number-columns-repeated="1022"/>
        </table:table-row>
        <table:table-row table:style-name="ro1">
          <table:table-cell office:value-type="string">
            <text:p>truck1</text:p>
          </table:table-cell>
          <table:table-cell office:value-type="string">
            <text:p>??TRUCKNEX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Entranc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outhcity0</text:p>
          </table:table-cell>
          <table:table-cell office:value-type="string">
            <text:p>_TEXT:entercity0</text:p>
          </table:table-cell>
          <table:table-cell table:number-columns-repeated="1022"/>
        </table:table-row>
        <table:table-row table:style-name="ro1">
          <table:table-cell office:value-type="string">
            <text:p>southcity1</text:p>
          </table:table-cell>
          <table:table-cell office:value-type="string">
            <text:p>pl_SETDIR:1&amp;skumpy_VISIBLE:true&amp;_TEXT:entercity1</text:p>
          </table:table-cell>
          <table:table-cell table:number-columns-repeated="1022"/>
        </table:table-row>
        <table:table-row table:style-name="ro1">
          <table:table-cell office:value-type="string">
            <text:p>southcity2</text:p>
          </table:table-cell>
          <table:table-cell office:value-type="string">
            <text:p>skumpy_VISIBLE:false&amp;_CLEARTEXT&amp;pl_MOVE:y43</text:p>
          </table:table-cell>
          <table:table-cell table:number-columns-repeated="1022"/>
        </table:table-row>
        <table:table-row table:style-name="ro1">
          <table:table-cell office:value-type="string">
            <text:p>southcity3</text:p>
          </table:table-cell>
          <table:table-cell office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>
            <text:p>southcity4</text:p>
          </table:table-cell>
          <table:table-cell office:value-type="string">
            <text:p>pl_MOVE:y42</text:p>
          </table:table-cell>
          <table:table-cell table:number-columns-repeated="1022"/>
        </table:table-row>
        <table:table-row table:style-name="ro1">
          <table:table-cell office:value-type="string">
            <text:p>southcity5</text:p>
          </table:table-cell>
          <table:table-cell office:value-type="string">
            <text:p>_CUSTOM:ENTERSKUMPY&amp;pl_MOVE:y40.75</text:p>
          </table:table-cell>
          <table:table-cell table:number-columns-repeated="1022"/>
        </table:table-row>
        <table:table-row table:style-name="ro1">
          <table:table-cell office:value-type="string">
            <text:p>southcity6</text:p>
          </table:table-cell>
          <table:table-cell office:value-type="string">
            <text:p>_TEXT:entercity2</text:p>
          </table:table-cell>
          <table:table-cell table:number-columns-repeated="1022"/>
        </table:table-row>
        <table:table-row table:style-name="ro1">
          <table:table-cell office:value-type="string">
            <text:p>southcity7</text:p>
          </table:table-cell>
          <table:table-cell office:value-type="string">
            <text:p>_CLEARTEXT&amp;pl_MOVE:x38</text:p>
          </table:table-cell>
          <table:table-cell table:number-columns-repeated="1022"/>
        </table:table-row>
        <table:table-row table:style-name="ro1">
          <table:table-cell office:value-type="string">
            <text:p>southcity8</text:p>
          </table:table-cell>
          <table:table-cell office:value-type="string">
            <text:p>_CUSTOM:FORCEYZERO&amp;pl_MOVE:y39</text:p>
          </table:table-cell>
          <table:table-cell table:number-columns-repeated="1022"/>
        </table:table-row>
        <table:table-row table:style-name="ro1">
          <table:table-cell office:value-type="string">
            <text:p>southcity9</text:p>
          </table:table-cell>
          <table:table-cell office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>
            <text:p>southcity10</text:p>
          </table:table-cell>
          <table:table-cell office:value-type="string">
            <text:p>pl_MOVE:y39.75</text:p>
          </table:table-cell>
          <table:table-cell table:number-columns-repeated="1022"/>
        </table:table-row>
        <table:table-row table:style-name="ro1">
          <table:table-cell office:value-type="string">
            <text:p>southcity11</text:p>
          </table:table-cell>
          <table:table-cell office:value-type="string">
            <text:p>_HISPEED&amp;bruno_MOVE:y43</text:p>
          </table:table-cell>
          <table:table-cell table:number-columns-repeated="1022"/>
        </table:table-row>
        <table:table-row table:style-name="ro1">
          <table:table-cell office:value-type="string">
            <text:p>southcity12</text:p>
          </table:table-cell>
          <table:table-cell office:value-type="string">
            <text:p>bruno_SETDIR:1&amp;bruno_MOVE:x41</text:p>
          </table:table-cell>
          <table:table-cell table:number-columns-repeated="1022"/>
        </table:table-row>
        <table:table-row table:style-name="ro1">
          <table:table-cell office:value-type="string">
            <text:p>southcity13</text:p>
          </table:table-cell>
          <table:table-cell office:value-type="string">
            <text:p>bruno_SETDIR:0&amp;bruno_MOVE:y40.75</text:p>
          </table:table-cell>
          <table:table-cell table:number-columns-repeated="1022"/>
        </table:table-row>
        <table:table-row table:style-name="ro1">
          <table:table-cell office:value-type="string">
            <text:p>southcity14</text:p>
          </table:table-cell>
          <table:table-cell office:value-type="string">
            <text:p>bruno_SETDIR:1&amp;bruno_MOVE:x40</text:p>
          </table:table-cell>
          <table:table-cell table:number-columns-repeated="1022"/>
        </table:table-row>
        <table:table-row table:style-name="ro1">
          <table:table-cell office:value-type="string">
            <text:p>southcity15</text:p>
          </table:table-cell>
          <table:table-cell office:value-type="string">
            <text:p>bruno_SETDIR:0&amp;bruno_ISMOVING:false&amp;_TEXT:entercity(3-11)</text:p>
          </table:table-cell>
          <table:table-cell table:number-columns-repeated="1022"/>
        </table:table-row>
        <table:table-row table:style-name="ro1">
          <table:table-cell office:value-type="string">
            <text:p>southcity16</text:p>
          </table:table-cell>
          <table:table-cell office:value-type="string">
            <text:p>_LOSPEED&amp;_TEXT:entercity12,mobchoice0,mobchoice1</text:p>
          </table:table-cell>
          <table:table-cell table:number-columns-repeated="1022"/>
        </table:table-row>
        <table:table-row table:style-name="ro1">
          <table:table-cell office:value-type="string">
            <text:p>southcity17</text:p>
          </table:table-cell>
          <table:table-cell table:style-name="ce8" office:value-type="string">
            <text:p>?[{"q":"d===0","v":18},{"q":"d===1","v":22}]</text:p>
          </table:table-cell>
          <table:table-cell table:number-columns-repeated="1022"/>
        </table:table-row>
        <table:table-row table:style-name="ro1">
          <table:table-cell office:value-type="string">
            <text:p>southcity18</text:p>
          </table:table-cell>
          <table:table-cell office:value-type="string">
            <text:p>_CUSTOM:SKUMPYTURN&amp;_TEXT:entercity0.(0-3)</text:p>
          </table:table-cell>
          <table:table-cell table:number-columns-repeated="1022"/>
        </table:table-row>
        <table:table-row table:style-name="ro1">
          <table:table-cell office:value-type="string">
            <text:p>southcity19</text:p>
          </table:table-cell>
          <table:table-cell office:value-type="string">
            <text:p>bruno_SETDIR:0&amp;_TEXT:entercity0.4</text:p>
          </table:table-cell>
          <table:table-cell table:number-columns-repeated="1022"/>
        </table:table-row>
        <table:table-row table:style-name="ro1">
          <table:table-cell office:value-type="string">
            <text:p>southcity20</text:p>
          </table:table-cell>
          <table:table-cell office:value-type="string">
            <text:p>bruno_SETDIR:3&amp;_TEXT:entercity0.5</text:p>
          </table:table-cell>
          <table:table-cell table:number-columns-repeated="1022"/>
        </table:table-row>
        <table:table-row table:style-name="ro1">
          <table:table-cell office:value-type="string">
            <text:p>southcity21</text:p>
          </table:table-cell>
          <table:table-cell office:value-type="string">
            <text:p>_FIGHT:mrbruno&amp;_END</text:p>
          </table:table-cell>
          <table:table-cell table:number-columns-repeated="1022"/>
        </table:table-row>
        <table:table-row table:style-name="ro1">
          <table:table-cell office:value-type="string">
            <text:p>southcity22</text:p>
          </table:table-cell>
          <table:table-cell office:value-type="string">
            <text:p>_TEXT:entercity1.(0-5)</text:p>
          </table:table-cell>
          <table:table-cell table:number-columns-repeated="1022"/>
        </table:table-row>
        <table:table-row table:style-name="ro1">
          <table:table-cell office:value-type="string">
            <text:p>southcity23</text:p>
          </table:table-cell>
          <table:table-cell office:value-type="string">
            <text:p>bruno_SETDIR:3&amp;bruno_ISMOVING:true&amp;bruno_MOVE:x41</text:p>
          </table:table-cell>
          <table:table-cell table:number-columns-repeated="1022"/>
        </table:table-row>
        <table:table-row table:style-name="ro1">
          <table:table-cell office:value-type="string">
            <text:p>southcity24</text:p>
          </table:table-cell>
          <table:table-cell office:value-type="string">
            <text:p>bruno_SETDIR:2&amp;bruno_MOVE:y42</text:p>
          </table:table-cell>
          <table:table-cell table:number-columns-repeated="1022"/>
        </table:table-row>
        <table:table-row table:style-name="ro1">
          <table:table-cell office:value-type="string">
            <text:p>southcity25</text:p>
          </table:table-cell>
          <table:table-cell office:value-type="string">
            <text:p>bruno_SETDIR:3&amp;bruno_MOVE:x44</text:p>
          </table:table-cell>
          <table:table-cell table:number-columns-repeated="1022"/>
        </table:table-row>
        <table:table-row table:style-name="ro1">
          <table:table-cell office:value-type="string">
            <text:p>southcity26</text:p>
          </table:table-cell>
          <table:table-cell office:value-type="string">
            <text:p>bruno_SETDIR:0&amp;bruno_MOVE:y33</text:p>
          </table:table-cell>
          <table:table-cell table:number-columns-repeated="1022"/>
        </table:table-row>
        <table:table-row table:style-name="ro1">
          <table:table-cell office:value-type="string">
            <text:p>southcity27</text:p>
          </table:table-cell>
          <table:table-cell office:value-type="string">
            <text:p>_CUSTOM:SKUMPYCLEAN&amp;_TEXT:entercity1.6</text:p>
          </table:table-cell>
          <table:table-cell table:number-columns-repeated="1022"/>
        </table:table-row>
        <table:table-row table:style-name="ro1">
          <table:table-cell office:value-type="string">
            <text:p>southcity28</text:p>
          </table:table-cell>
          <table:table-cell office:value-type="string">
            <text:p>_CUSTOM:SKUMPYPOP&amp;_TEXT:entercity1.7</text:p>
          </table:table-cell>
          <table:table-cell table:number-columns-repeated="1022"/>
        </table:table-row>
        <table:table-row table:style-name="ro1">
          <table:table-cell office:value-type="string">
            <text:p>southcity29</text:p>
          </table:table-cell>
          <table:table-cell office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>
            <text:p>southcity30</text:p>
          </table:table-cell>
          <table:table-cell office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Beat Mobst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runo0</text:p>
          </table:table-cell>
          <table:table-cell office:value-type="string">
            <text:p>_CUSTOM:BRUNOBEAT&amp;_TEXT:entercity0.pb(0-2)</text:p>
          </table:table-cell>
          <table:table-cell table:number-columns-repeated="1022"/>
        </table:table-row>
        <table:table-row table:style-name="ro1">
          <table:table-cell office:value-type="string">
            <text:p>beatbruno1</text:p>
          </table:table-cell>
          <table:table-cell office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>
            <text:p>beatbruno2</text:p>
          </table:table-cell>
          <table:table-cell office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BAD EN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End0</text:p>
          </table:table-cell>
          <table:table-cell office:value-type="string">
            <text:p>_TEXT:entercityBAD(0-9)</text:p>
          </table:table-cell>
          <table:table-cell table:number-columns-repeated="1022"/>
        </table:table-row>
        <table:table-row table:style-name="ro1">
          <table:table-cell office:value-type="string">
            <text:p>badEnd1</text:p>
          </table:table-cell>
          <table:table-cell office:value-type="string">
            <text:p>_CLEARTEXT&amp;pl_MOVE:y21</text:p>
          </table:table-cell>
          <table:table-cell table:number-columns-repeated="1022"/>
        </table:table-row>
        <table:table-row table:style-name="ro1">
          <table:table-cell office:value-type="string">
            <text:p>badEnd2</text:p>
          </table:table-cell>
          <table:table-cell office:value-type="string">
            <text:p>_CUSTOM:WAIT</text:p>
          </table:table-cell>
          <table:table-cell table:number-columns-repeated="1022"/>
        </table:table-row>
        <table:table-row table:style-name="ro1">
          <table:table-cell office:value-type="string">
            <text:p>badEnd3</text:p>
          </table:table-cell>
          <table:table-cell office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Abuelita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abuela0</text:p>
          </table:table-cell>
          <table:table-cell table:style-name="ce8" office:value-type="string">
            <text:p>?[{"q":"player.completedQuest('abuelitaBonita')","v":1},{"q":"player.hasQuest('abuelitaBonita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abuela1</text:p>
          </table:table-cell>
          <table:table-cell office:value-type="string">
            <text:p>_TEXT:kindLadyThanks&amp;_END</text:p>
          </table:table-cell>
          <table:table-cell table:number-columns-repeated="1022"/>
        </table:table-row>
        <table:table-row table:style-name="ro1">
          <table:table-cell office:value-type="string">
            <text:p>abuela2</text:p>
          </table:table-cell>
          <table:table-cell office:value-type="string">
            <text:p>_STARTQUEST:abuelitaBonita&amp;_TEXT:kindLady(0-4)</text:p>
          </table:table-cell>
          <table:table-cell table:number-columns-repeated="1022"/>
        </table:table-row>
        <table:table-row table:style-name="ro1">
          <table:table-cell office:value-type="string">
            <text:p>abuela3</text:p>
          </table:table-cell>
          <table:table-cell office:value-type="string">
            <text:p>_TEXT:kindLady5&amp;_END</text:p>
          </table:table-cell>
          <table:table-cell table:number-columns-repeated="1022"/>
        </table:table-row>
        <table:table-row table:style-name="ro1">
          <table:table-cell office:value-type="string">
            <text:p>abuela4</text:p>
          </table:table-cell>
          <table:table-cell office:value-type="string">
            <text:p>_CUSTOM:ABUELASTART</text:p>
          </table:table-cell>
          <table:table-cell table:number-columns-repeated="1022"/>
        </table:table-row>
        <table:table-row table:style-name="ro1">
          <table:table-cell office:value-type="string">
            <text:p>abuela5</text:p>
          </table:table-cell>
          <table:table-cell office:value-type="string">
            <text:p>??ABUELANEXT</text:p>
          </table:table-cell>
          <table:table-cell table:number-columns-repeated="1022"/>
        </table:table-row>
        <table:table-row table:style-name="ro1">
          <table:table-cell office:value-type="string">
            <text:p>abuela6</text:p>
          </table:table-cell>
          <table:table-cell office:value-type="string">
            <text:p>_TEXT:kindLadyNorm(1-2)</text:p>
          </table:table-cell>
          <table:table-cell table:number-columns-repeated="1022"/>
        </table:table-row>
        <table:table-row table:style-name="ro1">
          <table:table-cell office:value-type="string">
            <text:p>abuela7</text:p>
          </table:table-cell>
          <table:table-cell office:value-type="string">
            <text:p>_GIVE:asparagus,20&amp;_MONEY:10000&amp;_TEXT:kindLadyNorm3&amp;_COMPLETEQUEST:abuelitaBonita&amp;_END</text:p>
          </table:table-cell>
          <table:table-cell table:number-columns-repeated="1022"/>
        </table:table-row>
        <table:table-row table:style-name="ro1">
          <table:table-cell office:value-type="string">
            <text:p>abuela8</text:p>
          </table:table-cell>
          <table:table-cell office:value-type="string">
            <text:p>_TEXT:kindLadyGood(1-2)</text:p>
          </table:table-cell>
          <table:table-cell table:number-columns-repeated="1022"/>
        </table:table-row>
        <table:table-row table:style-name="ro1">
          <table:table-cell office:value-type="string">
            <text:p>abuela9</text:p>
          </table:table-cell>
          <table:table-cell office:value-type="string">
            <text:p>_GIVE:notdrugs,6&amp;_MONEY:20000&amp;_TEXT:kindLadyGood3&amp;_COMPLETEQUEST:abuelitaBonit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Fifth Boss (DON VAGANTE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bBoss0</text:p>
          </table:table-cell>
          <table:table-cell office:value-type="string">
            <text:p>_TEXT:mobBoss(0-15)</text:p>
          </table:table-cell>
          <table:table-cell table:number-columns-repeated="1022"/>
        </table:table-row>
        <table:table-row table:style-name="ro1">
          <table:table-cell office:value-type="string">
            <text:p>mobBoss1</text:p>
          </table:table-cell>
          <table:table-cell office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>
            <text:p>mobLost0</text:p>
          </table:table-cell>
          <table:table-cell office:value-type="string">
            <text:p>_TEXT:mobBack1</text:p>
          </table:table-cell>
          <table:table-cell table:number-columns-repeated="1022"/>
        </table:table-row>
        <table:table-row table:style-name="ro1">
          <table:table-cell office:value-type="string">
            <text:p>mobLost1</text:p>
          </table:table-cell>
          <table:table-cell office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>
            <text:p>mobWon0</text:p>
          </table:table-cell>
          <table:table-cell office:value-type="string">
            <text:p>_TEXT:beatMob(0-10)</text:p>
          </table:table-cell>
          <table:table-cell table:number-columns-repeated="1022"/>
        </table:table-row>
        <table:table-row table:style-name="ro1">
          <table:table-cell office:value-type="string">
            <text:p>mobWon1</text:p>
          </table:table-cell>
          <table:table-cell office:value-type="string">
            <text:p>_CUSTOM:MOBFLEE&amp;_TEXT:beatMob1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Mushroom M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ushman0</text:p>
          </table:table-cell>
          <table:table-cell table:style-name="ce8" office:value-type="string">
            <text:p>?[{"q":"player.completedQuest('stonehenge')","v":1},{"q":"player.hasQuest('stonehenge')","v":5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mushman1</text:p>
          </table:table-cell>
          <table:table-cell table:style-name="ce8" office:value-type="string">
            <text:p>?[{"q":"player.completedQuest('youarebad'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mushman2</text:p>
          </table:table-cell>
          <table:table-cell office:value-type="string">
            <text:p>_TEXT:mushManCorpse&amp;_END</text:p>
          </table:table-cell>
          <table:table-cell table:number-columns-repeated="1022"/>
        </table:table-row>
        <table:table-row table:style-name="ro1">
          <table:table-cell office:value-type="string">
            <text:p>mushman3</text:p>
          </table:table-cell>
          <table:table-cell office:value-type="string">
            <text:p>_TEXT:mushManThanks&amp;_END</text:p>
          </table:table-cell>
          <table:table-cell table:number-columns-repeated="1022"/>
        </table:table-row>
        <table:table-row table:style-name="ro1">
          <table:table-cell office:value-type="string">
            <text:p>mushman4</text:p>
          </table:table-cell>
          <table:table-cell office:value-type="string">
            <text:p>_TEXT:mushMan0&amp;_END</text:p>
          </table:table-cell>
          <table:table-cell table:number-columns-repeated="1022"/>
        </table:table-row>
        <table:table-row table:style-name="ro1">
          <table:table-cell office:value-type="string">
            <text:p>mushman5</text:p>
          </table:table-cell>
          <table:table-cell office:value-type="string">
            <text:p>_TEXT:mushMan1</text:p>
          </table:table-cell>
          <table:table-cell table:number-columns-repeated="1022"/>
        </table:table-row>
        <table:table-row table:style-name="ro1">
          <table:table-cell office:value-type="string">
            <text:p>mushman6</text:p>
          </table:table-cell>
          <table:table-cell office:value-type="string">
            <text:p>_CUSTOM:MUSHSTART</text:p>
          </table:table-cell>
          <table:table-cell table:number-columns-repeated="1022"/>
        </table:table-row>
        <table:table-row table:style-name="ro1">
          <table:table-cell office:value-type="string">
            <text:p>mushman7</text:p>
          </table:table-cell>
          <table:table-cell office:value-type="string">
            <text:p>??MUSHNEXT</text:p>
          </table:table-cell>
          <table:table-cell table:number-columns-repeated="1022"/>
        </table:table-row>
        <table:table-row table:style-name="ro1">
          <table:table-cell office:value-type="string">
            <text:p>mushman8</text:p>
          </table:table-cell>
          <table:table-cell office:value-type="string">
            <text:p>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9</text:p>
          </table:table-cell>
          <table:table-cell office:value-type="string">
            <text:p>_GIVE:chestnut,20&amp;_TEXT:mushManNorm(0-2)&amp;_COMPLETEQUEST:stonehenge&amp;_END</text:p>
          </table:table-cell>
          <table:table-cell table:number-columns-repeated="1022"/>
        </table:table-row>
        <table:table-row table:style-name="ro1">
          <table:table-cell office:value-type="string">
            <text:p>mushman10</text:p>
          </table:table-cell>
          <table:table-cell office:value-type="string">
            <text:p>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11</text:p>
          </table:table-cell>
          <table:table-cell office:value-type="string">
            <text:p>_GIVE:lotus,20&amp;_TEXT:mushManGood(0-2)&amp;_COMPLETEQUEST:stonehenge&amp;_END</text:p>
          </table:table-cell>
          <table:table-cell table:number-columns-repeated="1022"/>
        </table:table-row>
        <table:table-row table:style-name="ro1">
          <table:table-cell office:value-type="string">
            <text:p>mushman12</text:p>
          </table:table-cell>
          <table:table-cell office:value-type="string">
            <text:p>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13</text:p>
          </table:table-cell>
          <table:table-cell office:value-type="string">
            <text:p>_TEXT:mushManPoison0</text:p>
          </table:table-cell>
          <table:table-cell table:number-columns-repeated="1022"/>
        </table:table-row>
        <table:table-row table:style-name="ro1">
          <table:table-cell office:value-type="string">
            <text:p>mushman14</text:p>
          </table:table-cell>
          <table:table-cell office:value-type="string">
            <text:p>targ_SHIFTY:7&amp;_TEXT:mushManPoison1</text:p>
          </table:table-cell>
          <table:table-cell table:number-columns-repeated="1022"/>
        </table:table-row>
        <table:table-row table:style-name="ro1">
          <table:table-cell office:value-type="string">
            <text:p>mushman15</text:p>
          </table:table-cell>
          <table:table-cell office:value-type="string">
            <text:p>_TEXT:mushManPoison2&amp;_COMPLETEQUEST:stonehenge&amp;_COMPLETEQUEST:youareb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Radish on Count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reeRadish0</text:p>
          </table:table-cell>
          <table:table-cell table:style-name="ce8" office:value-type="string">
            <text:p>?[{"q":"player.completedQuest('freeRadish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freeRadish1</text:p>
          </table:table-cell>
          <table:table-cell office:value-type="string">
            <text:p>_COMPLETEQUEST:freeRadish&amp;_GIVE:radish,5&amp;_TEXT:foundRadish0&amp;_END</text:p>
          </table:table-cell>
          <table:table-cell table:number-columns-repeated="1022"/>
        </table:table-row>
        <table:table-row table:style-name="ro1">
          <table:table-cell office:value-type="string">
            <text:p>freeRadish2</text:p>
          </table:table-cell>
          <table:table-cell office:value-type="string">
            <text:p>_TEXT:foundRadish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ome Ner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omeNerd0</text:p>
          </table:table-cell>
          <table:table-cell table:style-name="ce8" office:value-type="string">
            <text:p>?[{"q":"Math.random() &lt; 0.4","v":1},{"q":"Math.random() &lt; 0.5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someNerd1</text:p>
          </table:table-cell>
          <table:table-cell office:value-type="string">
            <text:p>_TEXT:someNerd0&amp;_END</text:p>
          </table:table-cell>
          <table:table-cell table:number-columns-repeated="1022"/>
        </table:table-row>
        <table:table-row table:style-name="ro1">
          <table:table-cell office:value-type="string">
            <text:p>someNerd2</text:p>
          </table:table-cell>
          <table:table-cell office:value-type="string">
            <text:p>_TEXT:someNerd1&amp;_END</text:p>
          </table:table-cell>
          <table:table-cell table:number-columns-repeated="1022"/>
        </table:table-row>
        <table:table-row table:style-name="ro1">
          <table:table-cell office:value-type="string">
            <text:p>someNerd3</text:p>
          </table:table-cell>
          <table:table-cell office:value-type="string">
            <text:p>_TEXT:someNerd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Jeromy (crazy4trout)'s Fishing Supplies 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razy4trout0</text:p>
          </table:table-cell>
          <table:table-cell office:value-type="string">
            <text:p>_TEXT:troutMan0,troutChoice0,troutChoice1,troutChoice2,troutChoice3,troutChoice4</text:p>
          </table:table-cell>
          <table:table-cell table:number-columns-repeated="1022"/>
        </table:table-row>
        <table:table-row table:style-name="ro1">
          <table:table-cell office:value-type="string">
            <text:p>crazy4trout1</text:p>
          </table:table-cell>
          <table:table-cell table:style-name="ce8" office:value-type="string">
            <text:p>?[{"q":"d===0","v":4},{"q":"d===1","v":6},{"q":"d===2","v":8},{"q":"d===3","v":10},{"q":"d===4","v":2}]</text:p>
          </table:table-cell>
          <table:table-cell table:number-columns-repeated="1022"/>
        </table:table-row>
        <table:table-row table:style-name="ro1">
          <table:table-cell office:value-type="string">
            <text:p>crazy4trout2</text:p>
          </table:table-cell>
          <table:table-cell office:value-type="string">
            <text:p>_TEXT:troutManNone&amp;_END</text:p>
          </table:table-cell>
          <table:table-cell table:number-columns-repeated="1022"/>
        </table:table-row>
        <table:table-row table:style-name="ro1">
          <table:table-cell office:value-type="string">
            <text:p>crazy4trout3</text:p>
          </table:table-cell>
          <table:table-cell office:value-type="string">
            <text:p>_TEXT:troutManNotEnough&amp;_END</text:p>
          </table:table-cell>
          <table:table-cell table:number-columns-repeated="1022"/>
        </table:table-row>
        <table:table-row table:style-name="ro1">
          <table:table-cell office:value-type="string">
            <text:p>crazy4trout4</text:p>
          </table:table-cell>
          <table:table-cell table:style-name="ce8" office:value-type="string">
            <text:p>?[{"q":"player.monies&lt;1000","v":3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crazy4trout5</text:p>
          </table:table-cell>
          <table:table-cell office:value-type="string">
            <text:p>_MONEY:-1000&amp;_GIVE:metalrod,5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6</text:p>
          </table:table-cell>
          <table:table-cell table:style-name="ce8" office:value-type="string">
            <text:p>?[{"q":"player.monies&lt;500","v":3},{"q":"true","v":7}]</text:p>
          </table:table-cell>
          <table:table-cell table:number-columns-repeated="1022"/>
        </table:table-row>
        <table:table-row table:style-name="ro1">
          <table:table-cell office:value-type="string">
            <text:p>crazy4trout7</text:p>
          </table:table-cell>
          <table:table-cell office:value-type="string">
            <text:p>_MONEY:-500&amp;_GIVE:net,10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8</text:p>
          </table:table-cell>
          <table:table-cell table:style-name="ce8" office:value-type="string">
            <text:p>?[{"q":"player.monies&lt;1000","v":3},{"q":"true","v":9}]</text:p>
          </table:table-cell>
          <table:table-cell table:number-columns-repeated="1022"/>
        </table:table-row>
        <table:table-row table:style-name="ro1">
          <table:table-cell office:value-type="string">
            <text:p>crazy4trout9</text:p>
          </table:table-cell>
          <table:table-cell office:value-type="string">
            <text:p>_MONEY:-1000&amp;_GIVE:bignet,10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10</text:p>
          </table:table-cell>
          <table:table-cell table:style-name="ce8" office:value-type="string">
            <text:p>?[{"q":"player.monies&lt;1000","v":3},{"q":"true","v":11}]</text:p>
          </table:table-cell>
          <table:table-cell table:number-columns-repeated="1022"/>
        </table:table-row>
        <table:table-row table:style-name="ro1">
          <table:table-cell office:value-type="string">
            <text:p>crazy4trout11</text:p>
          </table:table-cell>
          <table:table-cell office:value-type="string">
            <text:p>_MONEY:-1000&amp;_GIVE:spear,5&amp;_TEXT:troutManBu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rand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randt0</text:p>
          </table:table-cell>
          <table:table-cell table:style-name="ce8" office:value-type="string">
            <text:p>?[{"q":"player.completedQuest('theGoodSpanch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randt1</text:p>
          </table:table-cell>
          <table:table-cell office:value-type="string">
            <text:p>_COMPLETEQUEST:theGoodSpanch&amp;_GIVE:spinach,100&amp;_TEXT:bmw(0-1)&amp;_END</text:p>
          </table:table-cell>
          <table:table-cell table:number-columns-repeated="1022"/>
        </table:table-row>
        <table:table-row table:style-name="ro1">
          <table:table-cell office:value-type="string">
            <text:p>brandt2</text:p>
          </table:table-cell>
          <table:table-cell office:value-type="string">
            <text:p>_TEXT:bmw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Cash2 Invest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ashBoy0</text:p>
          </table:table-cell>
          <table:table-cell office:value-type="string">
            <text:p>_TEXT:cashMan0,sNo,sYes</text:p>
          </table:table-cell>
          <table:table-cell table:number-columns-repeated="1022"/>
        </table:table-row>
        <table:table-row table:style-name="ro1">
          <table:table-cell office:value-type="string">
            <text:p>cashBoy1</text:p>
          </table:table-cell>
          <table:table-cell table:style-name="ce8" office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>
            <text:p>cashBoy2</text:p>
          </table:table-cell>
          <table:table-cell office:value-type="string">
            <text:p>_TEXT:cashManNo&amp;_END</text:p>
          </table:table-cell>
          <table:table-cell table:number-columns-repeated="1022"/>
        </table:table-row>
        <table:table-row table:style-name="ro1">
          <table:table-cell office:value-type="string">
            <text:p>cashBoy3</text:p>
          </table:table-cell>
          <table:table-cell office:value-type="string">
            <text:p>_TEXT:cashManYes(0-8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Cash2 ATM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atm0</text:p>
          </table:table-cell>
          <table:table-cell office:value-type="string">
            <text:p>_C2TEXT:atm0,atmc0,atmc1,atmc2</text:p>
          </table:table-cell>
          <table:table-cell table:number-columns-repeated="1022"/>
        </table:table-row>
        <table:table-row table:style-name="ro1">
          <table:table-cell office:value-type="string">
            <text:p>atm1</text:p>
          </table:table-cell>
          <table:table-cell table:style-name="ce8" office:value-type="string">
            <text:p>?[{"q":"d===0","v":3},{"q":"d===1","v":6},{"q":"d===2","v":2}]</text:p>
          </table:table-cell>
          <table:table-cell table:number-columns-repeated="1022"/>
        </table:table-row>
        <table:table-row table:style-name="ro1">
          <table:table-cell office:value-type="string">
            <text:p>atm2</text:p>
          </table:table-cell>
          <table:table-cell office:value-type="string">
            <text:p>_TEXT:atmX&amp;_END</text:p>
          </table:table-cell>
          <table:table-cell table:number-columns-repeated="1022"/>
        </table:table-row>
        <table:table-row table:style-name="ro1">
          <table:table-cell office:value-type="string">
            <text:p>atm3</text:p>
          </table:table-cell>
          <table:table-cell table:style-name="ce8" office:value-type="string">
            <text:p>?[{"q":"player.monies&lt;1000","v":4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atm4</text:p>
          </table:table-cell>
          <table:table-cell office:value-type="string">
            <text:p>_TEXT:atmc0.X&amp;_END</text:p>
          </table:table-cell>
          <table:table-cell table:number-columns-repeated="1022"/>
        </table:table-row>
        <table:table-row table:style-name="ro1">
          <table:table-cell office:value-type="string">
            <text:p>atm5</text:p>
          </table:table-cell>
          <table:table-cell office:value-type="string">
            <text:p>_CUSTOM:C2BUY&amp;_C2TEXT:atmc0.0&amp;_END</text:p>
          </table:table-cell>
          <table:table-cell table:number-columns-repeated="1022"/>
        </table:table-row>
        <table:table-row table:style-name="ro1">
          <table:table-cell office:value-type="string">
            <text:p>atm6</text:p>
          </table:table-cell>
          <table:table-cell table:style-name="ce8" office:value-type="string">
            <text:p>?[{"q":"player.c2&lt;1","v":7},{"q":"true","v":8}]</text:p>
          </table:table-cell>
          <table:table-cell table:number-columns-repeated="1022"/>
        </table:table-row>
        <table:table-row table:style-name="ro1">
          <table:table-cell office:value-type="string">
            <text:p>atm7</text:p>
          </table:table-cell>
          <table:table-cell office:value-type="string">
            <text:p>_TEXT:atmc1.X&amp;_END</text:p>
          </table:table-cell>
          <table:table-cell table:number-columns-repeated="1022"/>
        </table:table-row>
        <table:table-row table:style-name="ro1">
          <table:table-cell office:value-type="string">
            <text:p>atm8</text:p>
          </table:table-cell>
          <table:table-cell office:value-type="string">
            <text:p>_CUSTOM:C2SELL&amp;_C2TEXT:atmc1.0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ank Robbe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obber0</text:p>
          </table:table-cell>
          <table:table-cell office:value-type="string">
            <text:p>_TEXT:robber(0-1)</text:p>
          </table:table-cell>
          <table:table-cell table:number-columns-repeated="1022"/>
        </table:table-row>
        <table:table-row table:style-name="ro1">
          <table:table-cell office:value-type="string">
            <text:p>robber1</text:p>
          </table:table-cell>
          <table:table-cell office:value-type="string">
            <text:p>_FIGHT:robber,robb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Food2 Entranc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Door0</text:p>
          </table:table-cell>
          <table:table-cell table:style-name="ce8" office:value-type="string">
            <text:p>?[{"q":"player.completedQuest('keycard')","v":3},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foodDoor1</text:p>
          </table:table-cell>
          <table:table-cell office:value-type="string">
            <text:p>_TEXT:foodEnter0&amp;_END</text:p>
          </table:table-cell>
          <table:table-cell table:number-columns-repeated="1022"/>
        </table:table-row>
        <table:table-row table:style-name="ro1">
          <table:table-cell office:value-type="string">
            <text:p>foodDoor2</text:p>
          </table:table-cell>
          <table:table-cell office:value-type="string">
            <text:p>_TEXT:foodEnter2&amp;_END</text:p>
          </table:table-cell>
          <table:table-cell table:number-columns-repeated="1022"/>
        </table:table-row>
        <table:table-row table:style-name="ro1">
          <table:table-cell office:value-type="string">
            <text:p>foodDoor3</text:p>
          </table:table-cell>
          <table:table-cell office:value-type="string">
            <text:p>_TEXT:foodEnter1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ixth Boss (DWEEBLORD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ycard0</text:p>
          </table:table-cell>
          <table:table-cell office:value-type="string">
            <text:p>_STARTQUEST:keycard&amp;_TEXT:keycard0</text:p>
          </table:table-cell>
          <table:table-cell table:number-columns-repeated="1022"/>
        </table:table-row>
        <table:table-row table:style-name="ro1">
          <table:table-cell office:value-type="string">
            <text:p>keycard1</text:p>
          </table:table-cell>
          <table:table-cell office:value-type="string">
            <text:p>_CLEARTARGET&amp;_QUIT</text:p>
          </table:table-cell>
          <table:table-cell table:number-columns-repeated="1022"/>
        </table:table-row>
        <table:table-row table:style-name="ro1">
          <table:table-cell office:value-type="string">
            <text:p>keytrap0</text:p>
          </table:table-cell>
          <table:table-cell table:style-name="ce8" office:value-type="string">
            <text:p>?[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ytrap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keytrap2</text:p>
          </table:table-cell>
          <table:table-cell office:value-type="string">
            <text:p>dweeb_SHIFTY:1&amp;_TEXT:keycard1&amp;_CUSTOM:SCREENSHAKE&amp;_CUSTOM:DESTROYBUILDING</text:p>
          </table:table-cell>
          <table:table-cell table:number-columns-repeated="1022"/>
        </table:table-row>
        <table:table-row table:style-name="ro1">
          <table:table-cell office:value-type="string">
            <text:p>keytrap3</text:p>
          </table:table-cell>
          <table:table-cell office:value-type="string">
            <text:p>_CLEARTEXT&amp;mech_VISIBLE:true&amp;pl_MOVE:y22.25</text:p>
          </table:table-cell>
          <table:table-cell table:number-columns-repeated="1022"/>
        </table:table-row>
        <table:table-row table:style-name="ro1">
          <table:table-cell office:value-type="string">
            <text:p>keytrap4</text:p>
          </table:table-cell>
          <table:table-cell office:value-type="string">
            <text:p>_HISPEED&amp;dweeb_SHIFTY:3&amp;dweeb_SETPOSX:44.5&amp;_CUSTOM:FORCEYZERO&amp;dweeb_MOVE:y25.25</text:p>
          </table:table-cell>
          <table:table-cell table:number-columns-repeated="1022"/>
        </table:table-row>
        <table:table-row table:style-name="ro1">
          <table:table-cell office:value-type="string">
            <text:p>keytrap5</text:p>
          </table:table-cell>
          <table:table-cell office:value-type="string">
            <text:p>_LOSPEED&amp;_TEXT:keycard3</text:p>
          </table:table-cell>
          <table:table-cell table:number-columns-repeated="1022"/>
        </table:table-row>
        <table:table-row table:style-name="ro1">
          <table:table-cell office:value-type="string">
            <text:p>keytrap6</text:p>
          </table:table-cell>
          <table:table-cell office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>
            <text:p>keyfail0</text:p>
          </table:table-cell>
          <table:table-cell office:value-type="string">
            <text:p>_TEXT:keycard4</text:p>
          </table:table-cell>
          <table:table-cell table:number-columns-repeated="1022"/>
        </table:table-row>
        <table:table-row table:style-name="ro1">
          <table:table-cell office:value-type="string">
            <text:p>keyfail1</text:p>
          </table:table-cell>
          <table:table-cell office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>
            <text:p>keywin0</text:p>
          </table:table-cell>
          <table:table-cell office:value-type="string">
            <text:p>_COMPLETEQUEST:keycard&amp;_TEXT:keycard5</text:p>
          </table:table-cell>
          <table:table-cell table:number-columns-repeated="1022"/>
        </table:table-row>
        <table:table-row table:style-name="ro1">
          <table:table-cell office:value-type="string">
            <text:p>keywin1</text:p>
          </table:table-cell>
          <table:table-cell office:value-type="string">
            <text:p>_HISPEED&amp;_CUSTOM:FORCEYZERO&amp;dweeb_MOVE:y15</text:p>
          </table:table-cell>
          <table:table-cell table:number-columns-repeated="1022"/>
        </table:table-row>
        <table:table-row table:style-name="ro1">
          <table:table-cell office:value-type="string">
            <text:p>keywin2</text:p>
          </table:table-cell>
          <table:table-cell office:value-type="string">
            <text:p>_LOSPEED&amp;_CUSTOM:UNFORCEYZERO&amp;dweeb_SETTARGET&amp;_CLEARTARGET&amp;_TEXT:keycard6</text:p>
          </table:table-cell>
          <table:table-cell table:number-columns-repeated="1022"/>
        </table:table-row>
        <table:table-row table:style-name="ro1">
          <table:table-cell office:value-type="string">
            <text:p>keywin3</text:p>
          </table:table-cell>
          <table:table-cell office:value-type="string">
            <text:p>mech_SETTARGET&amp;_CLEARTARGET&amp;scrungus_SETTARGET&amp;_CLEARTARGET&amp;keytrap_SETTARGET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rst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Start0</text:p>
          </table:table-cell>
          <table:table-cell table:style-name="ce8" office:value-type="string">
            <text:p>?[{"q":"player.completedQuest('talkedToReceptionist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food2Start1</text:p>
          </table:table-cell>
          <table:table-cell office:value-type="string">
            <text:p>_TEXT:enterHQ4&amp;_END</text:p>
          </table:table-cell>
          <table:table-cell table:number-columns-repeated="1022"/>
        </table:table-row>
        <table:table-row table:style-name="ro1">
          <table:table-cell office:value-type="string">
            <text:p>food2Start2</text:p>
          </table:table-cell>
          <table:table-cell office:value-type="string">
            <text:p>_COMPLETEQUEST:talkedToReceptionist&amp;_TEXT:enterHQ(0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rst Floor Be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qBed0</text:p>
          </table:table-cell>
          <table:table-cell office:value-type="string">
            <text:p>_CUSTOM:SETNERDBED&amp;_TEXT:nerdBe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ird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Third0</text:p>
          </table:table-cell>
          <table:table-cell office:value-type="string">
            <text:p>_TEXT:intercom(0-6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Seventh Boss (Becket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Fifth0</text:p>
          </table:table-cell>
          <table:table-cell office:value-type="string">
            <text:p>_TEXT:confront0</text:p>
          </table:table-cell>
          <table:table-cell table:number-columns-repeated="1022"/>
        </table:table-row>
        <table:table-row table:style-name="ro1">
          <table:table-cell office:value-type="string">
            <text:p>food2Fifth1</text:p>
          </table:table-cell>
          <table:table-cell office:value-type="string">
            <text:p>beckettBack_SHIFTY:0&amp;beckettBack_SETDIR:1&amp;beckettBack_ISMOVING:true&amp;_TEXT:confront1</text:p>
          </table:table-cell>
          <table:table-cell table:number-columns-repeated="1022"/>
        </table:table-row>
        <table:table-row table:style-name="ro1">
          <table:table-cell office:value-type="string">
            <text:p>food2Fifth2</text:p>
          </table:table-cell>
          <table:table-cell office:value-type="string">
            <text:p>beckettBack_SETDIR:0&amp;beckettBack_ISMOVING:false&amp;_TEXT:confront2</text:p>
          </table:table-cell>
          <table:table-cell table:number-columns-repeated="1022"/>
        </table:table-row>
        <table:table-row table:style-name="ro1">
          <table:table-cell office:value-type="string">
            <text:p>food2Fifth3</text:p>
          </table:table-cell>
          <table:table-cell office:value-type="string">
            <text:p>beckettBack_SETDIR:1&amp;beckettBack_ISMOVING:true&amp;_TEXT:confront3</text:p>
          </table:table-cell>
          <table:table-cell table:number-columns-repeated="1022"/>
        </table:table-row>
        <table:table-row table:style-name="ro1">
          <table:table-cell office:value-type="string">
            <text:p>food2Fifth4</text:p>
          </table:table-cell>
          <table:table-cell office:value-type="string">
            <text:p>beckettBack_SETDIR:2&amp;_TEXT:confront4</text:p>
          </table:table-cell>
          <table:table-cell table:number-columns-repeated="1022"/>
        </table:table-row>
        <table:table-row table:style-name="ro1">
          <table:table-cell office:value-type="string">
            <text:p>food2Fifth5</text:p>
          </table:table-cell>
          <table:table-cell office:value-type="string">
            <text:p>beckettBack_SETDIR:1&amp;_TEXT:confront(5-11)</text:p>
          </table:table-cell>
          <table:table-cell table:number-columns-repeated="1022"/>
        </table:table-row>
        <table:table-row table:style-name="ro1">
          <table:table-cell office:value-type="string">
            <text:p>food2Fifth6</text:p>
          </table:table-cell>
          <table:table-cell office:value-type="string">
            <text:p>beckettBack_SETDIR:2&amp;_TEXT:confront12</text:p>
          </table:table-cell>
          <table:table-cell table:number-columns-repeated="1022"/>
        </table:table-row>
        <table:table-row table:style-name="ro1">
          <table:table-cell office:value-type="string">
            <text:p>food2Fifth7</text:p>
          </table:table-cell>
          <table:table-cell office:value-type="string">
            <text:p>beckettBack_SETDIR:0&amp;beckettBack_ISMOVING:false&amp;_FIGHT:beckett</text:p>
          </table:table-cell>
          <table:table-cell table:number-columns-repeated="1022"/>
        </table:table-row>
        <table:table-row table:style-name="ro1">
          <table:table-cell office:value-type="string">
            <text:p>food2Lost0</text:p>
          </table:table-cell>
          <table:table-cell office:value-type="string">
            <text:p>beckettBack_SETDIR:1&amp;beckettBack_ISMOVING:true&amp;_TEXT:beckettBack0</text:p>
          </table:table-cell>
          <table:table-cell table:number-columns-repeated="1022"/>
        </table:table-row>
        <table:table-row table:style-name="ro1">
          <table:table-cell office:value-type="string">
            <text:p>food2Lost1</text:p>
          </table:table-cell>
          <table:table-cell office:value-type="string">
            <text:p>beckettBack_SETDIR:0&amp;beckettBack_ISMOVING:false&amp;_FIGHT:beckett</text:p>
          </table:table-cell>
          <table:table-cell table:number-columns-repeated="1022"/>
        </table:table-row>
        <table:table-row table:style-name="ro1">
          <table:table-cell office:value-type="string">
            <text:p>food2Beat0</text:p>
          </table:table-cell>
          <table:table-cell office:value-type="string">
            <text:p>beckettBack_ISMOVING:true&amp;beckettBack_SETDIR:2&amp;_TEXT:postBeckett(0-2)</text:p>
          </table:table-cell>
          <table:table-cell table:number-columns-repeated="1022"/>
        </table:table-row>
        <table:table-row table:style-name="ro1">
          <table:table-cell office:value-type="string">
            <text:p>food2Beat1</text:p>
          </table:table-cell>
          <table:table-cell office:value-type="string">
            <text:p>_CLEARTEXT&amp;beckettBack_SETDIR:0&amp;beckettBack_SHIFTY:2&amp;_HISPEED&amp;beckettBack_MOVE:y10</text:p>
          </table:table-cell>
          <table:table-cell table:number-columns-repeated="1022"/>
        </table:table-row>
        <table:table-row table:style-name="ro1">
          <table:table-cell office:value-type="string">
            <text:p>food2Beat2</text:p>
          </table:table-cell>
          <table:table-cell office:value-type="string">
            <text:p>_LOSPEED&amp;_CLEARTARGET&amp;beckettBack_SETTARGET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The Fucking Bir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lcon0</text:p>
          </table:table-cell>
          <table:table-cell office:value-type="string">
            <text:p>_CUSTOM:BIRDSONG.OGG&amp;pl_SETDIR:0&amp;_SLEEP:1000</text:p>
          </table:table-cell>
          <table:table-cell table:number-columns-repeated="1022"/>
        </table:table-row>
        <table:table-row table:style-name="ro1">
          <table:table-cell office:value-type="string">
            <text:p>falcon1</text:p>
          </table:table-cell>
          <table:table-cell office:value-type="string">
            <text:p>pl_SETDIR:1&amp;_CUSTOM:ENTERTHEBIRD</text:p>
          </table:table-cell>
          <table:table-cell table:number-columns-repeated="1022"/>
        </table:table-row>
        <table:table-row table:style-name="ro1">
          <table:table-cell office:value-type="string">
            <text:p>falcon2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lcon3</text:p>
          </table:table-cell>
          <table:table-cell office:value-type="string">
            <text:p>_PLANIM:6,1,1000</text:p>
          </table:table-cell>
          <table:table-cell table:number-columns-repeated="1022"/>
        </table:table-row>
        <table:table-row table:style-name="ro1">
          <table:table-cell office:value-type="string">
            <text:p>falcon4</text:p>
          </table:table-cell>
          <table:table-cell office:value-type="string">
            <text:p>bird_SHIFTY:0&amp;_CUSTOM:PLAYERREAD&amp;_TEXT:falconMsg0</text:p>
          </table:table-cell>
          <table:table-cell table:number-columns-repeated="1022"/>
        </table:table-row>
        <table:table-row table:style-name="ro1">
          <table:table-cell office:value-type="string">
            <text:p>falcon5</text:p>
          </table:table-cell>
          <table:table-cell office:value-type="string">
            <text:p>_CUSTOM:GETFALCONTEXT</text:p>
          </table:table-cell>
          <table:table-cell table:number-columns-repeated="1022"/>
        </table:table-row>
        <table:table-row table:style-name="ro1">
          <table:table-cell office:value-type="string">
            <text:p>falcon6</text:p>
          </table:table-cell>
          <table:table-cell table:style-name="ce8" office:value-type="string">
            <text:p>?[{"q":"worldmap.mapName === 'hq_1'","v":7},{"q":"true","v":9}]</text:p>
          </table:table-cell>
          <table:table-cell table:number-columns-repeated="1022"/>
        </table:table-row>
        <table:table-row table:style-name="ro1">
          <table:table-cell office:value-type="string">
            <text:p>falcon7</text:p>
          </table:table-cell>
          <table:table-cell office:value-type="string">
            <text:p>_CUSTOM:EXITTHEBIRDFINAL</text:p>
          </table:table-cell>
          <table:table-cell table:number-columns-repeated="1022"/>
        </table:table-row>
        <table:table-row table:style-name="ro1">
          <table:table-cell office:value-type="string">
            <text:p>falcon8</text:p>
          </table:table-cell>
          <table:table-cell office:value-type="string">
            <text:p>_CLEARTARGET&amp;bird_SETTARGET&amp;_CLEARTARGET&amp;_END&amp;_QUIT</text:p>
          </table:table-cell>
          <table:table-cell table:number-columns-repeated="1022"/>
        </table:table-row>
        <table:table-row table:style-name="ro1">
          <table:table-cell office:value-type="string">
            <text:p>falcon9</text:p>
          </table:table-cell>
          <table:table-cell office:value-type="string">
            <text:p>_CUSTOM:FALCONSELECT</text:p>
          </table:table-cell>
          <table:table-cell table:number-columns-repeated="1022"/>
        </table:table-row>
        <table:table-row table:style-name="ro1">
          <table:table-cell office:value-type="string">
            <text:p>falcon10</text:p>
          </table:table-cell>
          <table:table-cell office:value-type="string">
            <text:p>_PLANIM:6,1,1000</text:p>
          </table:table-cell>
          <table:table-cell table:number-columns-repeated="1022"/>
        </table:table-row>
        <table:table-row table:style-name="ro1">
          <table:table-cell office:value-type="string">
            <text:p>falcon11</text:p>
          </table:table-cell>
          <table:table-cell office:value-type="string">
            <text:p>bird_SHIFTY:1&amp;_SLEEP:500</text:p>
          </table:table-cell>
          <table:table-cell table:number-columns-repeated="1022"/>
        </table:table-row>
        <table:table-row table:style-name="ro1">
          <table:table-cell office:value-type="string">
            <text:p>falcon12</text:p>
          </table:table-cell>
          <table:table-cell office:value-type="string">
            <text:p>_CUSTOM:EXITTHEBIRD1</text:p>
          </table:table-cell>
          <table:table-cell table:number-columns-repeated="1022"/>
        </table:table-row>
        <table:table-row table:style-name="ro1">
          <table:table-cell office:value-type="string">
            <text:p>falcon13</text:p>
          </table:table-cell>
          <table:table-cell office:value-type="string">
            <text:p>pl_SETDIR:3&amp;_CLEARTARGET&amp;_CUSTOM:EXITTHEBIRD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Meeting Nath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heHappening0</text:p>
          </table:table-cell>
          <table:table-cell office:value-type="string">
            <text:p>?[{"q":"player.completedQuest('bigBot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theHappening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theHappening2</text:p>
          </table:table-cell>
          <table:table-cell office:value-type="string">
            <text:p>nathanB_VISIBLE:true&amp;nathanB_MOVE:x4</text:p>
          </table:table-cell>
          <table:table-cell table:number-columns-repeated="1022"/>
        </table:table-row>
        <table:table-row table:style-name="ro1">
          <table:table-cell office:value-type="string">
            <text:p>theHappening3</text:p>
          </table:table-cell>
          <table:table-cell office:value-type="string">
            <text:p>nathanB_ANIMSTATE:[2,3,2,8,true]&amp;_TEXT:theHappening(0-3)</text:p>
          </table:table-cell>
          <table:table-cell table:number-columns-repeated="1022"/>
        </table:table-row>
        <table:table-row table:style-name="ro1">
          <table:table-cell office:value-type="string">
            <text:p>theHappening4</text:p>
          </table:table-cell>
          <table:table-cell office:value-type="string">
            <text:p>eaglia_VISIBLE:true&amp;_TEXT:theHappening(4-5)</text:p>
          </table:table-cell>
          <table:table-cell table:number-columns-repeated="1022"/>
        </table:table-row>
        <table:table-row table:style-name="ro1">
          <table:table-cell office:value-type="string">
            <text:p>theHappening5</text:p>
          </table:table-cell>
          <table:table-cell office:value-type="string">
            <text:p>nathanB_ANIMSTATE:[2,4,2,8,true]&amp;_TEXT:theHappening6</text:p>
          </table:table-cell>
          <table:table-cell table:number-columns-repeated="1022"/>
        </table:table-row>
        <table:table-row table:style-name="ro1">
          <table:table-cell office:value-type="string">
            <text:p>theHappening6</text:p>
          </table:table-cell>
          <table:table-cell office:value-type="string">
            <text:p>nathanB_ISMOVING:false&amp;eaglia_ANIMSTATE:[0,5,2,8,true]&amp;eaglia_MOVE:x4</text:p>
          </table:table-cell>
          <table:table-cell table:number-columns-repeated="1022"/>
        </table:table-row>
        <table:table-row table:style-name="ro1">
          <table:table-cell office:value-type="string">
            <text:p>theHappening7</text:p>
          </table:table-cell>
          <table:table-cell office:value-type="string">
            <text:p>eaglia_VISIBLE:false&amp;nathanB_ISMOVING:true&amp;_TEXT:theHappening7</text:p>
          </table:table-cell>
          <table:table-cell table:number-columns-repeated="1022"/>
        </table:table-row>
        <table:table-row table:style-name="ro1">
          <table:table-cell office:value-type="string">
            <text:p>theHappening8</text:p>
          </table:table-cell>
          <table:table-cell office:value-type="string">
            <text:p>_GIVE:pineapple,10&amp;_GIVE:garlic,10&amp;_GIVE:apple,10&amp;_TEXT:theHappening8</text:p>
          </table:table-cell>
          <table:table-cell table:number-columns-repeated="1022"/>
        </table:table-row>
        <table:table-row table:style-name="ro1">
          <table:table-cell office:value-type="string">
            <text:p>theHappening9</text:p>
          </table:table-cell>
          <table:table-cell office:value-type="string">
            <text:p>nathanB_ISMOVING:false&amp;_TEXT:theHappening9</text:p>
          </table:table-cell>
          <table:table-cell table:number-columns-repeated="1022"/>
        </table:table-row>
        <table:table-row table:style-name="ro1">
          <table:table-cell office:value-type="string">
            <text:p>theHappening10</text:p>
          </table:table-cell>
          <table:table-cell office:value-type="string">
            <text:p>nathanB_ISMOVING:true&amp;_TEXT:theHappening10</text:p>
          </table:table-cell>
          <table:table-cell table:number-columns-repeated="1022"/>
        </table:table-row>
        <table:table-row table:style-name="ro1">
          <table:table-cell office:value-type="string">
            <text:p>theHappening11</text:p>
          </table:table-cell>
          <table:table-cell office:value-type="string">
            <text:p>_CLEARTEXT&amp;nathanB_ANIMSTATE:[0,0,4,8]&amp;nathanB_MOVE:x-1</text:p>
          </table:table-cell>
          <table:table-cell table:number-columns-repeated="1022"/>
        </table:table-row>
        <table:table-row table:style-name="ro1">
          <table:table-cell office:value-type="string">
            <text:p>theHappening12</text:p>
          </table:table-cell>
          <table:table-cell office:value-type="string">
            <text:p>_CLEARTARGET&amp;eaglia_SETTARGET&amp;_CLEARTARGET&amp;_CUSTOM:BYEFALCON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e Monster Found You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ohFuck0</text:p>
          </table:table-cell>
          <table:table-cell office:value-type="string">
            <text:p>_TEXT:uhoh0</text:p>
          </table:table-cell>
          <table:table-cell table:number-columns-repeated="1022"/>
        </table:table-row>
        <table:table-row table:style-name="ro1">
          <table:table-cell office:value-type="string">
            <text:p>ohFuck1</text:p>
          </table:table-cell>
          <table:table-cell office:value-type="string">
            <text:p>_CLEARTEXT&amp;pl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2</text:p>
          </table:table-cell>
          <table:table-cell office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3</text:p>
          </table:table-cell>
          <table:table-cell office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4</text:p>
          </table:table-cell>
          <table:table-cell office:value-type="string">
            <text:p>pl_SETDIR:3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5</text:p>
          </table:table-cell>
          <table:table-cell office:value-type="string">
            <text:p>pl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6</text:p>
          </table:table-cell>
          <table:table-cell office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7</text:p>
          </table:table-cell>
          <table:table-cell office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8</text:p>
          </table:table-cell>
          <table:table-cell office:value-type="string">
            <text:p>_CUSTOM:THEMONSTER&amp;_SLEEP:2000</text:p>
          </table:table-cell>
          <table:table-cell table:number-columns-repeated="1022"/>
        </table:table-row>
        <table:table-row table:style-name="ro1">
          <table:table-cell office:value-type="string">
            <text:p>ohFuck9</text:p>
          </table:table-cell>
          <table:table-cell office:value-type="string">
            <text:p>pl_SETDIR:0&amp;_SLEEP:1000</text:p>
          </table:table-cell>
          <table:table-cell table:number-columns-repeated="1022"/>
        </table:table-row>
        <table:table-row table:style-name="ro1">
          <table:table-cell office:value-type="string">
            <text:p>ohFuck10</text:p>
          </table:table-cell>
          <table:table-cell office:value-type="string">
            <text:p>_TEXT:uhoh0</text:p>
          </table:table-cell>
          <table:table-cell table:number-columns-repeated="1022"/>
        </table:table-row>
        <table:table-row table:style-name="ro1">
          <table:table-cell office:value-type="string">
            <text:p>ohFuck11</text:p>
          </table:table-cell>
          <table:table-cell office:value-type="string">
            <text:p>_FIGHT:theMonst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You Got A Phone!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newPhone0</text:p>
          </table:table-cell>
          <table:table-cell office:value-type="string">
            <text:p>_TEXT:newPhone(0-3)</text:p>
          </table:table-cell>
          <table:table-cell table:number-columns-repeated="1022"/>
        </table:table-row>
        <table:table-row table:style-name="ro1">
          <table:table-cell office:value-type="string">
            <text:p>newPhone1</text:p>
          </table:table-cell>
          <table:table-cell office:value-type="string">
            <text:p>_CUSTOM:NEWPHONE&amp;_TEXT:newPhone4</text:p>
          </table:table-cell>
          <table:table-cell table:number-columns-repeated="1022"/>
        </table:table-row>
        <table:table-row table:style-name="ro1">
          <table:table-cell office:value-type="string">
            <text:p>newPhone2</text:p>
          </table:table-cell>
          <table:table-cell office:value-type="string">
            <text:p>_CLEARTEXT&amp;_CUSTOM:PHONEPRESS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You Stopped a Crime!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trobbery0</text:p>
          </table:table-cell>
          <table:table-cell office:value-type="string">
            <text:p>_CUSTOM:BEATROBBERS</text:p>
          </table:table-cell>
          <table:table-cell table:number-columns-repeated="1022"/>
        </table:table-row>
        <table:table-row table:style-name="ro1">
          <table:table-cell office:value-type="string">
            <text:p>strobbery1</text:p>
          </table:table-cell>
          <table:table-cell office:value-type="string">
            <text:p>_CUSTOM:COPANIM1</text:p>
          </table:table-cell>
          <table:table-cell table:number-columns-repeated="1022"/>
        </table:table-row>
        <table:table-row table:style-name="ro1">
          <table:table-cell office:value-type="string">
            <text:p>strobbery2</text:p>
          </table:table-cell>
          <table:table-cell office:value-type="string">
            <text:p>_CUSTOM:COPANIM2</text:p>
          </table:table-cell>
          <table:table-cell table:number-columns-repeated="1022"/>
        </table:table-row>
        <table:table-row table:style-name="ro1">
          <table:table-cell office:value-type="string">
            <text:p>strobbery3</text:p>
          </table:table-cell>
          <table:table-cell office:value-type="string">
            <text:p>_CUSTOM:COPANIM3</text:p>
          </table:table-cell>
          <table:table-cell table:number-columns-repeated="1022"/>
        </table:table-row>
        <table:table-row table:style-name="ro1">
          <table:table-cell office:value-type="string">
            <text:p>strobbery4</text:p>
          </table:table-cell>
          <table:table-cell office:value-type="string">
            <text:p>NewCop0_SETDIR:0&amp;NewCop0_ANIMSTATE:[12,18,2,8,true]&amp;_TEXT:copperStoppers(0-1)</text:p>
          </table:table-cell>
          <table:table-cell table:number-columns-repeated="1022"/>
        </table:table-row>
        <table:table-row table:style-name="ro1">
          <table:table-cell office:value-type="string">
            <text:p>strobbery5</text:p>
          </table:table-cell>
          <table:table-cell office:value-type="string">
            <text:p>NewCop0_ISMOVING:false&amp;_TEXT:copperStoppers2</text:p>
          </table:table-cell>
          <table:table-cell table:number-columns-repeated="1022"/>
        </table:table-row>
        <table:table-row table:style-name="ro1">
          <table:table-cell office:value-type="string">
            <text:p>strobbery6</text:p>
          </table:table-cell>
          <table:table-cell office:value-type="string">
            <text:p>NewCop0_ISMOVING:true&amp;_TEXT:copperStoppers3</text:p>
          </table:table-cell>
          <table:table-cell table:number-columns-repeated="1022"/>
        </table:table-row>
        <table:table-row table:style-name="ro1">
          <table:table-cell office:value-type="string">
            <text:p>strobbery7</text:p>
          </table:table-cell>
          <table:table-cell office:value-type="string">
            <text:p>NewCop0_SETDIR:3&amp;NewCop0_ANIMSTATE:[15,8,4,8,false]&amp;_CUSTOM:COPANIM4</text:p>
          </table:table-cell>
          <table:table-cell table:number-columns-repeated="1022"/>
        </table:table-row>
        <table:table-row table:style-name="ro1">
          <table:table-cell office:value-type="string">
            <text:p>strobbery8</text:p>
          </table:table-cell>
          <table:table-cell office:value-type="string">
            <text:p>_CUSTOM:COPANIM5</text:p>
          </table:table-cell>
          <table:table-cell table:number-columns-repeated="1022"/>
        </table:table-row>
        <table:table-row table:style-name="ro1">
          <table:table-cell office:value-type="string">
            <text:p>strobbery9</text:p>
          </table:table-cell>
          <table:table-cell office:value-type="string">
            <text:p>NewCop0_ISMOVING:true&amp;NewCop0_MOVE:x5</text:p>
          </table:table-cell>
          <table:table-cell table:number-columns-repeated="1022"/>
        </table:table-row>
        <table:table-row table:style-name="ro1">
          <table:table-cell office:value-type="string">
            <text:p>strobbery10</text:p>
          </table:table-cell>
          <table:table-cell office:value-type="string">
            <text:p>NewCop0_SETDIR:2&amp;NewCop0_MOVE:y6</text:p>
          </table:table-cell>
          <table:table-cell table:number-columns-repeated="1022"/>
        </table:table-row>
        <table:table-row table:style-name="ro1">
          <table:table-cell office:value-type="string">
            <text:p>strobbery11</text:p>
          </table:table-cell>
          <table:table-cell office:value-type="string">
            <text:p>NewCop0_SETDIR:0&amp;NewCop0_ANIMSTATE:[12,18,2,8,true]&amp;pl_SETDIR:1&amp;_TEXT:copperStoppers4</text:p>
          </table:table-cell>
          <table:table-cell table:number-columns-repeated="1022"/>
        </table:table-row>
        <table:table-row table:style-name="ro1">
          <table:table-cell office:value-type="string">
            <text:p>strobbery12</text:p>
          </table:table-cell>
          <table:table-cell office:value-type="string">
            <text:p>NewCop0_SETDIR:3&amp;NewCop0_ANIMSTATE:[15,8,4,8,false]&amp;_MONEY:5000&amp;_TEXT:copperStoppers5</text:p>
          </table:table-cell>
          <table:table-cell table:number-columns-repeated="1022"/>
        </table:table-row>
        <table:table-row table:style-name="ro1">
          <table:table-cell office:value-type="string">
            <text:p>strobbery13</text:p>
          </table:table-cell>
          <table:table-cell office:value-type="string">
            <text:p>NewCop0_SETDIR:2&amp;NewCop0_ISMOVING:true&amp;NewCop0_MOVE:y8</text:p>
          </table:table-cell>
          <table:table-cell table:number-columns-repeated="1022"/>
        </table:table-row>
        <table:table-row table:style-name="ro1">
          <table:table-cell office:value-type="string">
            <text:p>strobbery14</text:p>
          </table:table-cell>
          <table:table-cell office:value-type="string">
            <text:p>pl_SETDIR:2&amp;NewCop0_SETDIR:3&amp;NewCop0_MOVE:x6.5</text:p>
          </table:table-cell>
          <table:table-cell table:number-columns-repeated="1022"/>
        </table:table-row>
        <table:table-row table:style-name="ro1">
          <table:table-cell office:value-type="string">
            <text:p>strobbery15</text:p>
          </table:table-cell>
          <table:table-cell office:value-type="string">
            <text:p>NewCop0_SETDIR:2&amp;NewCop0_MOVE:y12</text:p>
          </table:table-cell>
          <table:table-cell table:number-columns-repeated="1022"/>
        </table:table-row>
        <table:table-row table:style-name="ro1">
          <table:table-cell office:value-type="string">
            <text:p>strobbery16</text:p>
          </table:table-cell>
          <table:table-cell office:value-type="string">
            <text:p>_CUSTOM:FINISHCOPS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eehive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OfficeHive0</text:p>
          </table:table-cell>
          <table:table-cell office:value-type="string">
            <text:p>targ_VISIBLE:false&amp;_TEXT:hiveGet&amp;_GIVE:~beehive,1&amp;_GIVE:beeB,5&amp;_COMPLETEQUEST:officeBeehive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Office Lady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officeLady0</text:p>
          </table:table-cell>
          <table:table-cell office:value-type="string">
            <text:p>?[{"q":"player.completedQuest('officeBeehive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officeLady1</text:p>
          </table:table-cell>
          <table:table-cell office:value-type="string">
            <text:p>_TEXT:officeLady2&amp;_END</text:p>
          </table:table-cell>
          <table:table-cell table:number-columns-repeated="1022"/>
        </table:table-row>
        <table:table-row table:style-name="ro1">
          <table:table-cell office:value-type="string">
            <text:p>officeLady2</text:p>
          </table:table-cell>
          <table:table-cell office:value-type="string">
            <text:p>_TEXT:officeLady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ea Monk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cityMonk0</text:p>
          </table:table-cell>
          <table:table-cell office:value-type="string">
            <text:p>_TEXT:cityMonk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Egg Dealer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eggBoy0</text:p>
          </table:table-cell>
          <table:table-cell office:value-type="string">
            <text:p>_TEXT:eggBoy0,eggBoyY,eggBoyN</text:p>
          </table:table-cell>
          <table:table-cell table:number-columns-repeated="1022"/>
        </table:table-row>
        <table:table-row table:style-name="ro1">
          <table:table-cell office:value-type="string">
            <text:p>eggBoy1</text:p>
          </table:table-cell>
          <table:table-cell table:style-name="ce8" office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>
            <text:p>eggBoy2</text:p>
          </table:table-cell>
          <table:table-cell table:style-name="ce8" office:value-type="string">
            <text:p>?[{"q":"player.monies&lt;250","v":4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eggBoy3</text:p>
          </table:table-cell>
          <table:table-cell office:value-type="string">
            <text:p>_TEXT:eggBoyNoSale&amp;_END</text:p>
          </table:table-cell>
          <table:table-cell table:number-columns-repeated="1022"/>
        </table:table-row>
        <table:table-row table:style-name="ro1">
          <table:table-cell office:value-type="string">
            <text:p>eggBoy4</text:p>
          </table:table-cell>
          <table:table-cell office:value-type="string">
            <text:p>_TEXT:eggBoyNoMoney&amp;_END</text:p>
          </table:table-cell>
          <table:table-cell table:number-columns-repeated="1022"/>
        </table:table-row>
        <table:table-row table:style-name="ro1">
          <table:table-cell office:value-type="string">
            <text:p>eggBoy5</text:p>
          </table:table-cell>
          <table:table-cell office:value-type="string">
            <text:p>_TEXT:eggBoyBuy</text:p>
          </table:table-cell>
          <table:table-cell table:number-columns-repeated="1022"/>
        </table:table-row>
        <table:table-row table:style-name="ro1">
          <table:table-cell office:value-type="string">
            <text:p>eggBoy6</text:p>
          </table:table-cell>
          <table:table-cell office:value-type="string">
            <text:p>_CUSTOM:THEGIFTOF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E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apuru0</text:p>
          </table:table-cell>
          <table:table-cell office:value-type="string">
            <text:p>?[{"q":"player.completedQuest('fuzuru')","v":20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apuru1</text:p>
          </table:table-cell>
          <table:table-cell office:value-type="string">
            <text:p>ed_ISMOVING:true&amp;_TEXT:fuzuruStart</text:p>
          </table:table-cell>
          <table:table-cell table:number-columns-repeated="1022"/>
        </table:table-row>
        <table:table-row table:style-name="ro1">
          <table:table-cell office:value-type="string">
            <text:p>apuru2</text:p>
          </table:table-cell>
          <table:table-cell office:value-type="string">
            <text:p>?[{"q":"player.hasQuestState('fuzuru', 'c')","v":15},{"q":"player.hasQuestState('fuzuru', 'b')","v":11},{"q":"player.hasQuestState('fuzuru', 'a')","v":8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apuru3</text:p>
          </table:table-cell>
          <table:table-cell office:value-type="string">
            <text:p>ed_ISMOVING:false&amp;_TEXT:fuzuru0.1</text:p>
          </table:table-cell>
          <table:table-cell table:number-columns-repeated="1022"/>
        </table:table-row>
        <table:table-row table:style-name="ro1">
          <table:table-cell office:value-type="string">
            <text:p>apuru4</text:p>
          </table:table-cell>
          <table:table-cell office:value-type="string">
            <text:p>ed_ISMOVING:true&amp;_TEXT:fuzuru0.2</text:p>
          </table:table-cell>
          <table:table-cell table:number-columns-repeated="1022"/>
        </table:table-row>
        <table:table-row table:style-name="ro1">
          <table:table-cell office:value-type="string">
            <text:p>apuru5</text:p>
          </table:table-cell>
          <table:table-cell office:value-type="string">
            <text:p>ed_ISMOVING:false&amp;_TEXT:fuzuru0.3</text:p>
          </table:table-cell>
          <table:table-cell table:number-columns-repeated="1022"/>
        </table:table-row>
        <table:table-row table:style-name="ro1">
          <table:table-cell office:value-type="string">
            <text:p>apuru6</text:p>
          </table:table-cell>
          <table:table-cell office:value-type="string">
            <text:p>ed_ISMOVING:true&amp;_TEXT:fuzuru0.4</text:p>
          </table:table-cell>
          <table:table-cell table:number-columns-repeated="1022"/>
        </table:table-row>
        <table:table-row table:style-name="ro1">
          <table:table-cell office:value-type="string">
            <text:p>apuru7</text:p>
          </table:table-cell>
          <table:table-cell office:value-type="string">
            <text:p>ed_ISMOVING:false&amp;_TEXT:fuzuruEnd&amp;_SETQUEST:fuzuru,a&amp;_END</text:p>
          </table:table-cell>
          <table:table-cell table:number-columns-repeated="1022"/>
        </table:table-row>
        <table:table-row table:style-name="ro1">
          <table:table-cell office:value-type="string">
            <text:p>apuru8</text:p>
          </table:table-cell>
          <table:table-cell office:value-type="string">
            <text:p>ed_ISMOVING:false&amp;_TEXT:fuzuru1.1</text:p>
          </table:table-cell>
          <table:table-cell table:number-columns-repeated="1022"/>
        </table:table-row>
        <table:table-row table:style-name="ro1">
          <table:table-cell office:value-type="string">
            <text:p>apuru9</text:p>
          </table:table-cell>
          <table:table-cell office:value-type="string">
            <text:p>ed_ISMOVING:true&amp;_TEXT:fuzuru1.2</text:p>
          </table:table-cell>
          <table:table-cell table:number-columns-repeated="1022"/>
        </table:table-row>
        <table:table-row table:style-name="ro1">
          <table:table-cell office:value-type="string">
            <text:p>apuru10</text:p>
          </table:table-cell>
          <table:table-cell office:value-type="string">
            <text:p>ed_ISMOVING:false&amp;_TEXT:fuzuruEnd&amp;_SETQUEST:fuzuru,b&amp;_END</text:p>
          </table:table-cell>
          <table:table-cell table:number-columns-repeated="1022"/>
        </table:table-row>
        <table:table-row table:style-name="ro1">
          <table:table-cell office:value-type="string">
            <text:p>apuru11</text:p>
          </table:table-cell>
          <table:table-cell office:value-type="string">
            <text:p>ed_ISMOVING:false&amp;_TEXT:fuzuru2.1</text:p>
          </table:table-cell>
          <table:table-cell table:number-columns-repeated="1022"/>
        </table:table-row>
        <table:table-row table:style-name="ro1">
          <table:table-cell office:value-type="string">
            <text:p>apuru12</text:p>
          </table:table-cell>
          <table:table-cell office:value-type="string">
            <text:p>ed_ISMOVING:true&amp;_TEXT:fuzuru2.2</text:p>
          </table:table-cell>
          <table:table-cell table:number-columns-repeated="1022"/>
        </table:table-row>
        <table:table-row table:style-name="ro1">
          <table:table-cell office:value-type="string">
            <text:p>apuru13</text:p>
          </table:table-cell>
          <table:table-cell office:value-type="string">
            <text:p>ed_ISMOVING:false&amp;_TEXT:fuzuru2.3</text:p>
          </table:table-cell>
          <table:table-cell table:number-columns-repeated="1022"/>
        </table:table-row>
        <table:table-row table:style-name="ro1">
          <table:table-cell office:value-type="string">
            <text:p>apuru14</text:p>
          </table:table-cell>
          <table:table-cell office:value-type="string">
            <text:p>_TEXT:fuzuruEnd&amp;_SETQUEST:fuzuru,c&amp;_END</text:p>
          </table:table-cell>
          <table:table-cell table:number-columns-repeated="1022"/>
        </table:table-row>
        <table:table-row table:style-name="ro1">
          <table:table-cell office:value-type="string">
            <text:p>apuru15</text:p>
          </table:table-cell>
          <table:table-cell office:value-type="string">
            <text:p>ed_ISMOVING:false&amp;_TEXT:fuzuru3.1</text:p>
          </table:table-cell>
          <table:table-cell table:number-columns-repeated="1022"/>
        </table:table-row>
        <table:table-row table:style-name="ro1">
          <table:table-cell office:value-type="string">
            <text:p>apuru16</text:p>
          </table:table-cell>
          <table:table-cell office:value-type="string">
            <text:p>ed_ISMOVING:true&amp;_TEXT:fuzuru3.2</text:p>
          </table:table-cell>
          <table:table-cell table:number-columns-repeated="1022"/>
        </table:table-row>
        <table:table-row table:style-name="ro1">
          <table:table-cell office:value-type="string">
            <text:p>apuru17</text:p>
          </table:table-cell>
          <table:table-cell office:value-type="string">
            <text:p>ed_ISMOVING:false&amp;_TEXT:fuzuru3.3</text:p>
          </table:table-cell>
          <table:table-cell table:number-columns-repeated="1022"/>
        </table:table-row>
        <table:table-row table:style-name="ro1">
          <table:table-cell office:value-type="string">
            <text:p>apuru18</text:p>
          </table:table-cell>
          <table:table-cell office:value-type="string">
            <text:p>ed_ISMOVING:true&amp;_TEXT:fuzuru3.4</text:p>
          </table:table-cell>
          <table:table-cell table:number-columns-repeated="1022"/>
        </table:table-row>
        <table:table-row table:style-name="ro1">
          <table:table-cell office:value-type="string">
            <text:p>apuru19</text:p>
          </table:table-cell>
          <table:table-cell office:value-type="string">
            <text:p>_TEXT:fuzuru3.5&amp;_COMPLETEQUEST:fuzuru&amp;_END</text:p>
          </table:table-cell>
          <table:table-cell table:number-columns-repeated="1022"/>
        </table:table-row>
        <table:table-row table:style-name="ro1">
          <table:table-cell office:value-type="string">
            <text:p>apuru20</text:p>
          </table:table-cell>
          <table:table-cell office:value-type="string">
            <text:p>_TEXT:fuzuruLas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ngry Boy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ngy0</text:p>
          </table:table-cell>
          <table:table-cell office:value-type="string">
            <text:p>?[{"q":"player.completedQuest('hungyboy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ungy1</text:p>
          </table:table-cell>
          <table:table-cell office:value-type="string">
            <text:p>_TEXT:hungryBoy(0-1)</text:p>
          </table:table-cell>
          <table:table-cell table:number-columns-repeated="1022"/>
        </table:table-row>
        <table:table-row table:style-name="ro1">
          <table:table-cell office:value-type="string">
            <text:p>hungy2</text:p>
          </table:table-cell>
          <table:table-cell office:value-type="string">
            <text:p>_COMPLETEQUEST:hungyboy&amp;_TEXT:hungryBoy2&amp;_END</text:p>
          </table:table-cell>
          <table:table-cell table:number-columns-repeated="1022"/>
        </table:table-row>
        <table:table-row table:style-name="ro1">
          <table:table-cell office:value-type="string">
            <text:p>hungy3</text:p>
          </table:table-cell>
          <table:table-cell office:value-type="string">
            <text:p>_TEXT:hungryBoy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ngry Boy's Food Bin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ngyBin0</text:p>
          </table:table-cell>
          <table:table-cell office:value-type="string">
            <text:p>?[{"q":"player.completedQuest('hungybin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hungyBin1</text:p>
          </table:table-cell>
          <table:table-cell office:value-type="string">
            <text:p>_TEXT:hungyFoodBin1&amp;_END</text:p>
          </table:table-cell>
          <table:table-cell table:number-columns-repeated="1022"/>
        </table:table-row>
        <table:table-row table:style-name="ro1">
          <table:table-cell office:value-type="string">
            <text:p>hungyBin2</text:p>
          </table:table-cell>
          <table:table-cell office:value-type="string">
            <text:p>_COMPLETEQUEST:hungybin&amp;_TEXT:hungyFoodBin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rt Ner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rtNerd0</text:p>
          </table:table-cell>
          <table:table-cell table:style-name="ce8" office:value-type="string">
            <text:p>?[{"q":"player.hasQuest('helpNerd')","v":6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urtNerd1</text:p>
          </table:table-cell>
          <table:table-cell office:value-type="string">
            <text:p>trent_ISMOVING:true&amp;_TEXT:hurtNerd(0-4)</text:p>
          </table:table-cell>
          <table:table-cell table:number-columns-repeated="1022"/>
        </table:table-row>
        <table:table-row table:style-name="ro1">
          <table:table-cell office:value-type="string">
            <text:p>hurtNerd2</text:p>
          </table:table-cell>
          <table:table-cell office:value-type="string">
            <text:p>_TEXT:hurtNerd5,hurtNerdY,hurtNerdN</text:p>
          </table:table-cell>
          <table:table-cell table:number-columns-repeated="1022"/>
        </table:table-row>
        <table:table-row table:style-name="ro1">
          <table:table-cell office:value-type="string">
            <text:p>hurtNerd3</text:p>
          </table:table-cell>
          <table:table-cell table:style-name="ce8" office:value-type="string">
            <text:p>?[{"q":"d===0","v":10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hurtNerd4</text:p>
          </table:table-cell>
          <table:table-cell office:value-type="string">
            <text:p>_SETQUEST:helpNerd,waiting&amp;_TEXT:hurtNerdN(0-1)</text:p>
          </table:table-cell>
          <table:table-cell table:number-columns-repeated="1022"/>
        </table:table-row>
        <table:table-row table:style-name="ro1">
          <table:table-cell office:value-type="string">
            <text:p>hurtNerd5</text:p>
          </table:table-cell>
          <table:table-cell office:value-type="string">
            <text:p>trent_ISMOVING:false&amp;_END&amp;_QUIT</text:p>
          </table:table-cell>
          <table:table-cell table:number-columns-repeated="1022"/>
        </table:table-row>
        <table:table-row table:style-name="ro1">
          <table:table-cell office:value-type="string">
            <text:p>hurtNerd6</text:p>
          </table:table-cell>
          <table:table-cell office:value-type="string">
            <text:p>trent_ISMOVING:true&amp;_TEXT:hurtNerdX0,hurtNerdY,hurtNerdN</text:p>
          </table:table-cell>
          <table:table-cell table:number-columns-repeated="1022"/>
        </table:table-row>
        <table:table-row table:style-name="ro1">
          <table:table-cell office:value-type="string">
            <text:p>hurtNerd7</text:p>
          </table:table-cell>
          <table:table-cell table:style-name="ce8" office:value-type="string">
            <text:p>?[{"q":"d===0","v":10},{"q":"d===1","v":8}]</text:p>
          </table:table-cell>
          <table:table-cell table:number-columns-repeated="1022"/>
        </table:table-row>
        <table:table-row table:style-name="ro1">
          <table:table-cell office:value-type="string">
            <text:p>hurtNerd8</text:p>
          </table:table-cell>
          <table:table-cell office:value-type="string">
            <text:p>_TEXT:hurtNerdXN0</text:p>
          </table:table-cell>
          <table:table-cell table:number-columns-repeated="1022"/>
        </table:table-row>
        <table:table-row table:style-name="ro1">
          <table:table-cell office:value-type="string">
            <text:p>hurtNerd9</text:p>
          </table:table-cell>
          <table:table-cell office:value-type="string">
            <text:p>trent_ISMOVING:false&amp;_END&amp;_QUIT</text:p>
          </table:table-cell>
          <table:table-cell table:number-columns-repeated="1022"/>
        </table:table-row>
        <table:table-row table:style-name="ro1">
          <table:table-cell office:value-type="string">
            <text:p>hurtNerd10</text:p>
          </table:table-cell>
          <table:table-cell office:value-type="string">
            <text:p>_SETQUEST:helpNerd,helping&amp;_TEXT:hurtNerdY(0-4)</text:p>
          </table:table-cell>
          <table:table-cell table:number-columns-repeated="1022"/>
        </table:table-row>
        <table:table-row table:style-name="ro1">
          <table:table-cell office:value-type="string">
            <text:p>hurtNerd11</text:p>
          </table:table-cell>
          <table:table-cell office:value-type="string">
            <text:p>_CUSTOM:NERDUP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Made it Upstairs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to4F0</text:p>
          </table:table-cell>
          <table:table-cell office:value-type="string">
            <text:p>?[{"q":"player.hasQuestState('helpNerd', 'helping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to4F1</text:p>
          </table:table-cell>
          <table:table-cell office:value-type="string">
            <text:p>_END&amp;_QUIT</text:p>
          </table:table-cell>
          <table:table-cell table:number-columns-repeated="1022"/>
        </table:table-row>
        <table:table-row table:style-name="ro1">
          <table:table-cell office:value-type="string">
            <text:p>to4F2</text:p>
          </table:table-cell>
          <table:table-cell office:value-type="string">
            <text:p>_TEXT:savedNerd(0-7)</text:p>
          </table:table-cell>
          <table:table-cell table:number-columns-repeated="1022"/>
        </table:table-row>
        <table:table-row table:style-name="ro1">
          <table:table-cell office:value-type="string">
            <text:p>to4F3</text:p>
          </table:table-cell>
          <table:table-cell office:value-type="string">
            <text:p>_CUSTOM:NERDDOWN&amp;_COMPLETEQUEST:helpNer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BAD EN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monstWon0</text:p>
          </table:table-cell>
          <table:table-cell office:value-type="string">
            <text:p>?[{"q":"player.hasQuestState('helpNerd', 'helping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monstWon1</text:p>
          </table:table-cell>
          <table:table-cell office:value-type="string">
            <text:p>_TEXT:lostToMonstA(0-3)&amp;_SETSTATE:3</text:p>
          </table:table-cell>
          <table:table-cell table:number-columns-repeated="1022"/>
        </table:table-row>
        <table:table-row table:style-name="ro1">
          <table:table-cell office:value-type="string">
            <text:p>monstWon2</text:p>
          </table:table-cell>
          <table:table-cell office:value-type="string">
            <text:p>_TEXT:lostToMonstB(0-2)</text:p>
          </table:table-cell>
          <table:table-cell table:number-columns-repeated="1022"/>
        </table:table-row>
        <table:table-row table:style-name="ro1">
          <table:table-cell office:value-type="string">
            <text:p>monstWon3</text:p>
          </table:table-cell>
          <table:table-cell office:value-type="string">
            <text:p>_CLEARTEXT&amp;pl_MOVE:y21</text:p>
          </table:table-cell>
          <table:table-cell table:number-columns-repeated="1022"/>
        </table:table-row>
        <table:table-row table:style-name="ro1">
          <table:table-cell office:value-type="string">
            <text:p>monstWon4</text:p>
          </table:table-cell>
          <table:table-cell office:value-type="string">
            <text:p>_CUSTOM:WAIT</text:p>
          </table:table-cell>
          <table:table-cell table:number-columns-repeated="1022"/>
        </table:table-row>
        <table:table-row table:style-name="ro1">
          <table:table-cell office:value-type="string">
            <text:p>monstWon5</text:p>
          </table:table-cell>
          <table:table-cell office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Beat the Monster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monstLost0</text:p>
          </table:table-cell>
          <table:table-cell office:value-type="string">
            <text:p>?[{"q":"player.hasQuestState('helpNerd', 'helping')","v":1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monstLost1</text:p>
          </table:table-cell>
          <table:table-cell office:value-type="string">
            <text:p>_CUSTOM:BEATMONSTER&amp;_TEXT:beatMonster0</text:p>
          </table:table-cell>
          <table:table-cell table:number-columns-repeated="1022"/>
        </table:table-row>
        <table:table-row table:style-name="ro1">
          <table:table-cell office:value-type="string">
            <text:p>monstLost2</text:p>
          </table:table-cell>
          <table:table-cell office:value-type="string">
            <text:p>_TEXT:beatMonster1&amp;_END</text:p>
          </table:table-cell>
          <table:table-cell table:number-columns-repeated="1022"/>
        </table:table-row>
        <table:table-row table:style-name="ro1">
          <table:table-cell office:value-type="string">
            <text:p>monstLost3</text:p>
          </table:table-cell>
          <table:table-cell office:value-type="string">
            <text:p>_CUSTOM:BEATMONSTER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e Sacred Lotus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lotus0</text:p>
          </table:table-cell>
          <table:table-cell office:value-type="string">
            <text:p>?[{"q":"player.completedQuest('theBeeQuest')","v":7},{"q":"player.hasItem('lotus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lotus1</text:p>
          </table:table-cell>
          <table:table-cell office:value-type="string">
            <text:p>_TEXT:dirtPileNo&amp;_END</text:p>
          </table:table-cell>
          <table:table-cell table:number-columns-repeated="1022"/>
        </table:table-row>
        <table:table-row table:style-name="ro1">
          <table:table-cell office:value-type="string">
            <text:p>lotus2</text:p>
          </table:table-cell>
          <table:table-cell office:value-type="string">
            <text:p>_TEXT:dirtPileYes,sYes,sNo</text:p>
          </table:table-cell>
          <table:table-cell table:number-columns-repeated="1022"/>
        </table:table-row>
        <table:table-row table:style-name="ro1">
          <table:table-cell office:value-type="string">
            <text:p>lotus3</text:p>
          </table:table-cell>
          <table:table-cell table:style-name="ce8" office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lotus4</text:p>
          </table:table-cell>
          <table:table-cell office:value-type="string">
            <text:p>_TEXT:dirtPileNoPlant&amp;_END</text:p>
          </table:table-cell>
          <table:table-cell table:number-columns-repeated="1022"/>
        </table:table-row>
        <table:table-row table:style-name="ro1">
          <table:table-cell office:value-type="string">
            <text:p>lotus5</text:p>
          </table:table-cell>
          <table:table-cell office:value-type="string">
            <text:p>targ_VISIBLE:true&amp;_TEXT:dirtPilePlant(0-1)</text:p>
          </table:table-cell>
          <table:table-cell table:number-columns-repeated="1022"/>
        </table:table-row>
        <table:table-row table:style-name="ro1">
          <table:table-cell office:value-type="string">
            <text:p>lotus6</text:p>
          </table:table-cell>
          <table:table-cell office:value-type="string">
            <text:p>_TEXT:dirtPilePlant2&amp;_COMPLETEQUEST:theBeeQuest&amp;_GIVE:hbee,9&amp;_END</text:p>
          </table:table-cell>
          <table:table-cell table:number-columns-repeated="1022"/>
        </table:table-row>
        <table:table-row table:style-name="ro1">
          <table:table-cell office:value-type="string">
            <text:p>lotus7</text:p>
          </table:table-cell>
          <table:table-cell office:value-type="string">
            <text:p>_TEXT:dirtPileBees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Discussly2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tutReturn0</text:p>
          </table:table-cell>
          <table:table-cell office:value-type="string">
            <text:p>_TEXT:tutReturn(0-4)</text:p>
          </table:table-cell>
          <table:table-cell table:number-columns-repeated="1022"/>
        </table:table-row>
        <table:table-row table:style-name="ro1">
          <table:table-cell office:value-type="string">
            <text:p>tutReturn1</text:p>
          </table:table-cell>
          <table:table-cell office:value-type="string">
            <text:p>_FIGHT:discuss2</text:p>
          </table:table-cell>
          <table:table-cell table:number-columns-repeated="1022"/>
        </table:table-row>
        <table:table-row table:style-name="ro1">
          <table:table-cell office:value-type="string">
            <text:p>tutLost0</text:p>
          </table:table-cell>
          <table:table-cell office:value-type="string">
            <text:p>_TEXT:tutReturnBack</text:p>
          </table:table-cell>
          <table:table-cell table:number-columns-repeated="1022"/>
        </table:table-row>
        <table:table-row table:style-name="ro1">
          <table:table-cell office:value-type="string">
            <text:p>tutLost1</text:p>
          </table:table-cell>
          <table:table-cell office:value-type="string">
            <text:p>_FIGHT:discuss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ELEVATOR</text:p>
          </table:table-cell>
          <table:table-cell table:number-columns-repeated="1022"/>
        </table:table-row>
        <table:table-row table:style-name="ro1">
          <table:table-cell office:value-type="string">
            <text:p>elevator0</text:p>
          </table:table-cell>
          <table:table-cell office:value-type="string">
            <text:p>_CUSTOM:ELEVATORSTART</text:p>
          </table:table-cell>
          <table:table-cell table:number-columns-repeated="1022"/>
        </table:table-row>
        <table:table-row table:style-name="ro1">
          <table:table-cell office:value-type="string">
            <text:p>elevator1</text:p>
          </table:table-cell>
          <table:table-cell office:value-type="string">
            <text:p>??ELEVATORNEX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nal Boss (Nathan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al0</text:p>
          </table:table-cell>
          <table:table-cell office:value-type="string">
            <text:p>pl_SETDIR:0&amp;pl_MOVE:y10</text:p>
          </table:table-cell>
          <table:table-cell table:number-columns-repeated="1022"/>
        </table:table-row>
        <table:table-row table:style-name="ro1">
          <table:table-cell office:value-type="string">
            <text:p>final1</text:p>
          </table:table-cell>
          <table:table-cell office:value-type="string">
            <text:p>_CUSTOM:PLAYERSTOP&amp;pl_MOVE:y8</text:p>
          </table:table-cell>
          <table:table-cell table:number-columns-repeated="1022"/>
        </table:table-row>
        <table:table-row table:style-name="ro1">
          <table:table-cell office:value-type="string">
            <text:p>final2</text:p>
          </table:table-cell>
          <table:table-cell office:value-type="string">
            <text:p>beckettCry_ISMOVING:true&amp;_TEXT:final0</text:p>
          </table:table-cell>
          <table:table-cell table:number-columns-repeated="1022"/>
        </table:table-row>
        <table:table-row table:style-name="ro1">
          <table:table-cell office:value-type="string">
            <text:p>final3</text:p>
          </table:table-cell>
          <table:table-cell office:value-type="string">
            <text:p>beckettCry_ISMOVING:false&amp;_TEXT:final1</text:p>
          </table:table-cell>
          <table:table-cell table:number-columns-repeated="1022"/>
        </table:table-row>
        <table:table-row table:style-name="ro1">
          <table:table-cell office:value-type="string">
            <text:p>final4</text:p>
          </table:table-cell>
          <table:table-cell office:value-type="string">
            <text:p>_TEXT:final2</text:p>
          </table:table-cell>
          <table:table-cell table:number-columns-repeated="1022"/>
        </table:table-row>
        <table:table-row table:style-name="ro1">
          <table:table-cell office:value-type="string">
            <text:p>final5</text:p>
          </table:table-cell>
          <table:table-cell office:value-type="string">
            <text:p>endNath_SETDIR:1&amp;_TEXT:final3</text:p>
          </table:table-cell>
          <table:table-cell table:number-columns-repeated="1022"/>
        </table:table-row>
        <table:table-row table:style-name="ro1">
          <table:table-cell office:value-type="string">
            <text:p>final6</text:p>
          </table:table-cell>
          <table:table-cell office:value-type="string">
            <text:p>endNath_SETDIR:2&amp;endNath_ISMOVING:true&amp;_TEXT:final4</text:p>
          </table:table-cell>
          <table:table-cell table:number-columns-repeated="1022"/>
        </table:table-row>
        <table:table-row table:style-name="ro1">
          <table:table-cell office:value-type="string">
            <text:p>final7</text:p>
          </table:table-cell>
          <table:table-cell office:value-type="string">
            <text:p>endNath_ISMOVING:false&amp;beckettCry_SETDIR:1&amp;_CUSTOM:PLAYERSHOCK1&amp;_SLEEP:50</text:p>
          </table:table-cell>
          <table:table-cell table:number-columns-repeated="1022"/>
        </table:table-row>
        <table:table-row table:style-name="ro1">
          <table:table-cell office:value-type="string">
            <text:p>final8</text:p>
          </table:table-cell>
          <table:table-cell office:value-type="string">
            <text:p>_CUSTOM:PLAYERSHOCK2&amp;beckettCry_ISMOVING:true&amp;_TEXT:final5</text:p>
          </table:table-cell>
          <table:table-cell table:number-columns-repeated="1022"/>
        </table:table-row>
        <table:table-row table:style-name="ro1">
          <table:table-cell office:value-type="string">
            <text:p>final9</text:p>
          </table:table-cell>
          <table:table-cell office:value-type="string">
            <text:p>beckettCry_ISMOVING:false&amp;endNath_SETDIR:3&amp;endNath_ISMOVING:true&amp;_TEXT:final(6-7)</text:p>
          </table:table-cell>
          <table:table-cell table:number-columns-repeated="1022"/>
        </table:table-row>
        <table:table-row table:style-name="ro1">
          <table:table-cell office:value-type="string">
            <text:p>final10</text:p>
          </table:table-cell>
          <table:table-cell office:value-type="string">
            <text:p>endNath_ISMOVING:false&amp;beckettCry_ISMOVING:true&amp;_TEXT:final8</text:p>
          </table:table-cell>
          <table:table-cell table:number-columns-repeated="1022"/>
        </table:table-row>
        <table:table-row table:style-name="ro1">
          <table:table-cell office:value-type="string">
            <text:p>final11</text:p>
          </table:table-cell>
          <table:table-cell office:value-type="string">
            <text:p>endNath_ISMOVING:true&amp;beckettCry_ISMOVING:false&amp;_TEXT:final9</text:p>
          </table:table-cell>
          <table:table-cell table:number-columns-repeated="1022"/>
        </table:table-row>
        <table:table-row table:style-name="ro1">
          <table:table-cell office:value-type="string">
            <text:p>final12</text:p>
          </table:table-cell>
          <table:table-cell office:value-type="string">
            <text:p>endNath_ISMOVING:false&amp;beckettCry_ISMOVING:true&amp;_TEXT:final10</text:p>
          </table:table-cell>
          <table:table-cell table:number-columns-repeated="1022"/>
        </table:table-row>
        <table:table-row table:style-name="ro1">
          <table:table-cell office:value-type="string">
            <text:p>final13</text:p>
          </table:table-cell>
          <table:table-cell office:value-type="string">
            <text:p>endNath_ISMOVING:true&amp;beckettCry_ISMOVING:false&amp;_TEXT:final(11-13)</text:p>
          </table:table-cell>
          <table:table-cell table:number-columns-repeated="1022"/>
        </table:table-row>
        <table:table-row table:style-name="ro1">
          <table:table-cell office:value-type="string">
            <text:p>final14</text:p>
          </table:table-cell>
          <table:table-cell office:value-type="string">
            <text:p>endNath_ISMOVING:false&amp;_TEXT:final14</text:p>
          </table:table-cell>
          <table:table-cell table:number-columns-repeated="1022"/>
        </table:table-row>
        <table:table-row table:style-name="ro1">
          <table:table-cell office:value-type="string">
            <text:p>final15</text:p>
          </table:table-cell>
          <table:table-cell office:value-type="string">
            <text:p>endNath_ISMOVING:true&amp;_TEXT:final15</text:p>
          </table:table-cell>
          <table:table-cell table:number-columns-repeated="1022"/>
        </table:table-row>
        <table:table-row table:style-name="ro1">
          <table:table-cell office:value-type="string">
            <text:p>final16</text:p>
          </table:table-cell>
          <table:table-cell office:value-type="string">
            <text:p>endNath_ISMOVING:false&amp;beckettCry_ISMOVING:true&amp;_TEXT:final16</text:p>
          </table:table-cell>
          <table:table-cell table:number-columns-repeated="1022"/>
        </table:table-row>
        <table:table-row table:style-name="ro1">
          <table:table-cell office:value-type="string">
            <text:p>final17</text:p>
          </table:table-cell>
          <table:table-cell office:value-type="string">
            <text:p>endNath_ISMOVING:true&amp;beckettCry_ISMOVING:false&amp;_TEXT:final17</text:p>
          </table:table-cell>
          <table:table-cell table:number-columns-repeated="1022"/>
        </table:table-row>
        <table:table-row table:style-name="ro1">
          <table:table-cell office:value-type="string">
            <text:p>final18</text:p>
          </table:table-cell>
          <table:table-cell office:value-type="string">
            <text:p>endNath_ISMOVING:false&amp;beckettCry_ISMOVING:true&amp;_TEXT:final18</text:p>
          </table:table-cell>
          <table:table-cell table:number-columns-repeated="1022"/>
        </table:table-row>
        <table:table-row table:style-name="ro1">
          <table:table-cell office:value-type="string">
            <text:p>final19</text:p>
          </table:table-cell>
          <table:table-cell office:value-type="string">
            <text:p>endNath_ISMOVING:true&amp;beckettCry_ISMOVING:false&amp;_TEXT:final19</text:p>
          </table:table-cell>
          <table:table-cell table:number-columns-repeated="1022"/>
        </table:table-row>
        <table:table-row table:style-name="ro1">
          <table:table-cell office:value-type="string">
            <text:p>final20</text:p>
          </table:table-cell>
          <table:table-cell office:value-type="string">
            <text:p>endNath_ISMOVING:false&amp;beckettCry_ISMOVING:true&amp;_TEXT:final(20-21)</text:p>
          </table:table-cell>
          <table:table-cell table:number-columns-repeated="1022"/>
        </table:table-row>
        <table:table-row table:style-name="ro1">
          <table:table-cell office:value-type="string">
            <text:p>final21</text:p>
          </table:table-cell>
          <table:table-cell office:value-type="string">
            <text:p>endNath_ISMOVING:true&amp;beckettCry_ISMOVING:false&amp;_TEXT:final22</text:p>
          </table:table-cell>
          <table:table-cell table:number-columns-repeated="1022"/>
        </table:table-row>
        <table:table-row table:style-name="ro1">
          <table:table-cell office:value-type="string">
            <text:p>final22</text:p>
          </table:table-cell>
          <table:table-cell office:value-type="string">
            <text:p>endNath_ISMOVING:false&amp;beckettCry_ISMOVING:true&amp;_TEXT:final23</text:p>
          </table:table-cell>
          <table:table-cell table:number-columns-repeated="1022"/>
        </table:table-row>
        <table:table-row table:style-name="ro1">
          <table:table-cell office:value-type="string">
            <text:p>final23</text:p>
          </table:table-cell>
          <table:table-cell office:value-type="string">
            <text:p>endNath_ISMOVING:true&amp;beckettCry_ISMOVING:false&amp;_TEXT:final24</text:p>
          </table:table-cell>
          <table:table-cell table:number-columns-repeated="1022"/>
        </table:table-row>
        <table:table-row table:style-name="ro1">
          <table:table-cell office:value-type="string">
            <text:p>final24</text:p>
          </table:table-cell>
          <table:table-cell office:value-type="string">
            <text:p>endNath_ISMOVING:false&amp;endNath_SETDIR:2&amp;endNath_SHIFTY:0&amp;chair_VISIBLE:true&amp;_SLEEP:250</text:p>
          </table:table-cell>
          <table:table-cell table:number-columns-repeated="1022"/>
        </table:table-row>
        <table:table-row table:style-name="ro1">
          <table:table-cell office:value-type="string">
            <text:p>final25</text:p>
          </table:table-cell>
          <table:table-cell office:value-type="string">
            <text:p>endNath_SETDIR:0&amp;endNath_ANIMSTATE:[4,4,1,12,false]&amp;_SLEEP:100</text:p>
          </table:table-cell>
          <table:table-cell table:number-columns-repeated="1022"/>
        </table:table-row>
        <table:table-row table:style-name="ro1">
          <table:table-cell office:value-type="string">
            <text:p>final26</text:p>
          </table:table-cell>
          <table:table-cell office:value-type="string">
            <text:p>endNath_SHIFTY:5&amp;table_ANIMSTATE:[0,8,8,36,true]&amp;_HIHISPEED&amp;table_MOVE:y0</text:p>
          </table:table-cell>
          <table:table-cell table:number-columns-repeated="1022"/>
        </table:table-row>
        <table:table-row table:style-name="ro1">
          <table:table-cell office:value-type="string">
            <text:p>final27</text:p>
          </table:table-cell>
          <table:table-cell office:value-type="string">
            <text:p>_LOSPEED&amp;endNath_SETDIR:1&amp;endNath_ANIMSTATE:[3,6,2,6,true]&amp;_TEXT:final25</text:p>
          </table:table-cell>
          <table:table-cell table:number-columns-repeated="1022"/>
        </table:table-row>
        <table:table-row table:style-name="ro1">
          <table:table-cell office:value-type="string">
            <text:p>final28</text:p>
          </table:table-cell>
          <table:table-cell office:value-type="string">
            <text:p>_CLEARTEXT&amp;endNath_ISMOVING:false&amp;btn_SETDIR:1&amp;_SLEEP:100</text:p>
          </table:table-cell>
          <table:table-cell table:number-columns-repeated="1022"/>
        </table:table-row>
        <table:table-row table:style-name="ro1">
          <table:table-cell office:value-type="string">
            <text:p>final29</text:p>
          </table:table-cell>
          <table:table-cell office:value-type="string">
            <text:p>btn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final30</text:p>
          </table:table-cell>
          <table:table-cell office:value-type="string">
            <text:p>endNath_SETDIR:0&amp;btn_ANIMSTATE:[5,0,1,12,false]&amp;_SLEEP:250</text:p>
          </table:table-cell>
          <table:table-cell table:number-columns-repeated="1022"/>
        </table:table-row>
        <table:table-row table:style-name="ro1">
          <table:table-cell office:value-type="string">
            <text:p>final31</text:p>
          </table:table-cell>
          <table:table-cell office:value-type="string">
            <text:p>endNath_SETDIR:1&amp;_CUSTOM:FLIPSHIT</text:p>
          </table:table-cell>
          <table:table-cell table:number-columns-repeated="1022"/>
        </table:table-row>
        <table:table-row table:style-name="ro1">
          <table:table-cell office:value-type="string">
            <text:p>final32</text:p>
          </table:table-cell>
          <table:table-cell office:value-type="string">
            <text:p>_SLEEP:3000</text:p>
          </table:table-cell>
          <table:table-cell table:number-columns-repeated="1022"/>
        </table:table-row>
        <table:table-row table:style-name="ro1">
          <table:table-cell office:value-type="string">
            <text:p>final33</text:p>
          </table:table-cell>
          <table:table-cell office:value-type="string">
            <text:p>_FIGHT:natha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Pissed off Colel Cab</text:p>
          </table:table-cell>
          <table:table-cell table:number-columns-repeated="1022"/>
        </table:table-row>
        <table:table-row table:style-name="ro1">
          <table:table-cell office:value-type="string">
            <text:p>angryBee0</text:p>
          </table:table-cell>
          <table:table-cell office:value-type="string">
            <text:p>pl_SETDIR:2&amp;_TEXT:BeeGuard0</text:p>
          </table:table-cell>
          <table:table-cell table:number-columns-repeated="1022"/>
        </table:table-row>
        <table:table-row table:style-name="ro1">
          <table:table-cell office:value-type="string">
            <text:p>angryBee1</text:p>
          </table:table-cell>
          <table:table-cell office:value-type="string">
            <text:p>pl_SETDIR:1&amp;_TEXT:BeeGuard1</text:p>
          </table:table-cell>
          <table:table-cell table:number-columns-repeated="1022"/>
        </table:table-row>
        <table:table-row table:style-name="ro1">
          <table:table-cell office:value-type="string">
            <text:p>angryBee2</text:p>
          </table:table-cell>
          <table:table-cell office:value-type="string">
            <text:p>pl_SETDIR:0&amp;_TEXT:BeeGuard2</text:p>
          </table:table-cell>
          <table:table-cell table:number-columns-repeated="1022"/>
        </table:table-row>
        <table:table-row table:style-name="ro1">
          <table:table-cell office:value-type="string">
            <text:p>angryBee3</text:p>
          </table:table-cell>
          <table:table-cell office:value-type="string">
            <text:p>pl_SETDIR:3&amp;_TEXT:BeeGuard3</text:p>
          </table:table-cell>
          <table:table-cell table:number-columns-repeated="1022"/>
        </table:table-row>
        <table:table-row table:style-name="ro1">
          <table:table-cell office:value-type="string">
            <text:p>angryBee4</text:p>
          </table:table-cell>
          <table:table-cell office:value-type="string">
            <text:p>pl_SETDIR:2&amp;_TEXT:BeeGuard4</text:p>
          </table:table-cell>
          <table:table-cell table:number-columns-repeated="1022"/>
        </table:table-row>
        <table:table-row table:style-name="ro1">
          <table:table-cell office:value-type="string">
            <text:p>angryBee5</text:p>
          </table:table-cell>
          <table:table-cell office:value-type="string">
            <text:p>_CUSTOM:BEEQUEENMAD</text:p>
          </table:table-cell>
          <table:table-cell table:number-columns-repeated="102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1">01/21/2018</text:date>, <text:time>20:47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Finch</meta:initial-creator>
    <meta:creation-date>2017-12-22T19:13:31.12</meta:creation-date>
    <dc:date>2018-01-21T20:47:14.63</dc:date>
    <dc:creator>Seab Dinch</dc:creator>
    <meta:editing-duration>P20DT12H35M9S</meta:editing-duration>
    <meta:editing-cycles>545</meta:editing-cycles>
    <meta:generator>OpenOffice/4.1.2$Win32 OpenOffice.org_project/412m3$Build-9782</meta:generator>
    <meta:document-statistic meta:table-count="3" meta:cell-count="1396" meta:object-count="0"/>
  </office:meta>
</office:document-meta>
</file>